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9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9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9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9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9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9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9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9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1" style:master-page-name="MP0" style:family="paragraph">
      <style:paragraph-properties fo:break-before="page" fo:text-align="start" style:page-number="1"/>
      <style:text-properties fo:font-weight="bold" style:font-weight-asian="bold" fo:language="it" fo:country="IT"/>
    </style:style>
    <style:style style:name="P2" style:parent-style-name="Normale" style:family="paragraph">
      <style:paragraph-properties fo:text-align="start"/>
      <style:text-properties fo:language="it" fo:country="IT"/>
    </style:style>
    <style:style style:name="P3" style:parent-style-name="Normale" style:family="paragraph">
      <style:paragraph-properties fo:text-align="start"/>
    </style:style>
    <style:style style:name="T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6" style:parent-style-name="Normale" style:family="paragraph">
      <style:paragraph-properties fo:text-align="start" fo:text-indent="0.5in"/>
    </style:style>
    <style:style style:name="T7" style:parent-style-name="Car.predefinitoparagrafo" style:family="text">
      <style:text-properties fo:font-size="12pt" style:font-size-asian="12pt" style:font-size-complex="12pt" fo:language="it" fo:country="IT"/>
    </style:style>
    <style:style style:name="T8" style:parent-style-name="Car.predefinitoparagrafo" style:family="text">
      <style:text-properties fo:font-size="12pt" style:font-size-asian="12pt" style:font-size-complex="12pt" fo:language="it" fo:country="IT"/>
    </style:style>
    <style:style style:name="T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0" style:parent-style-name="Car.predefinitoparagrafo" style:family="text">
      <style:text-properties fo:font-size="12pt" style:font-size-asian="12pt" style:font-size-complex="12pt" fo:language="it" fo:country="IT"/>
    </style:style>
    <style:style style:name="P11" style:parent-style-name="Normale" style:family="paragraph">
      <style:paragraph-properties fo:text-align="start" fo:text-indent="0.5in"/>
    </style:style>
    <style:style style:name="T12" style:parent-style-name="Car.predefinitoparagrafo" style:family="text">
      <style:text-properties fo:font-size="12pt" style:font-size-asian="12pt" style:font-size-complex="12pt" fo:language="it" fo:country="IT"/>
    </style:style>
    <style:style style:name="T13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4" style:parent-style-name="Titolo2" style:family="paragraph">
      <style:paragraph-properties fo:text-align="start"/>
    </style:style>
    <style:style style:name="T15" style:parent-style-name="Car.predefinitoparagrafo" style:family="text">
      <style:text-properties fo:language="it" fo:country="IT"/>
    </style:style>
    <style:style style:name="T16" style:parent-style-name="Car.predefinitoparagrafo" style:family="text">
      <style:text-properties fo:language="it" fo:country="IT"/>
    </style:style>
    <style:style style:name="T17" style:parent-style-name="Car.predefinitoparagrafo" style:family="text">
      <style:text-properties fo:language="it" fo:country="IT"/>
    </style:style>
    <style:style style:name="T18" style:parent-style-name="Car.predefinitoparagrafo" style:family="text">
      <style:text-properties fo:language="it" fo:country="IT"/>
    </style:style>
    <style:style style:name="T1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" style:parent-style-name="Car.predefinitoparagrafo" style:family="text">
      <style:text-properties fo:language="it" fo:country="IT"/>
    </style:style>
    <style:style style:name="P2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2" style:parent-style-name="Paragrafoelenco" style:family="paragraph">
      <style:paragraph-properties fo:text-align="start"/>
    </style:style>
    <style:style style:name="T2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4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6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0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1" style:parent-style-name="Normale" style:family="paragraph">
      <style:paragraph-properties fo:text-align="start"/>
      <style:text-properties style:font-weight-complex="bold" fo:font-size="12pt" style:font-size-asian="12pt" style:font-size-complex="12pt" fo:language="it" fo:country="IT"/>
    </style:style>
    <style:style style:name="P3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3" style:parent-style-name="Normale" style:family="paragraph">
      <style:paragraph-properties fo:text-align="start"/>
    </style:style>
    <style:style style:name="T34" style:parent-style-name="Car.predefinitoparagrafo" style:family="text">
      <style:text-properties fo:font-size="12pt" style:font-size-asian="12pt" style:font-size-complex="12pt" fo:language="it" fo:country="IT"/>
    </style:style>
    <style:style style:name="T3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6" style:parent-style-name="Car.predefinitoparagrafo" style:family="text">
      <style:text-properties fo:font-size="12pt" style:font-size-asian="12pt" style:font-size-complex="12pt" fo:language="it" fo:country="IT"/>
    </style:style>
    <style:style style:name="P37" style:parent-style-name="Normale" style:family="paragraph">
      <style:paragraph-properties fo:text-align="start"/>
    </style:style>
    <style:style style:name="T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9" style:parent-style-name="Car.predefinitoparagrafo" style:family="text">
      <style:text-properties fo:font-size="12pt" style:font-size-asian="12pt" style:font-size-complex="12pt" fo:language="it" fo:country="IT"/>
    </style:style>
    <style:style style:name="T4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1" style:parent-style-name="Car.predefinitoparagrafo" style:family="text">
      <style:text-properties fo:font-size="12pt" style:font-size-asian="12pt" style:font-size-complex="12pt" fo:language="it" fo:country="IT"/>
    </style:style>
    <style:style style:name="T4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3" style:parent-style-name="Car.predefinitoparagrafo" style:family="text">
      <style:text-properties fo:font-size="12pt" style:font-size-asian="12pt" style:font-size-complex="12pt" fo:language="it" fo:country="IT"/>
    </style:style>
    <style:style style:name="T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5" style:parent-style-name="Normale" style:family="paragraph">
      <style:paragraph-properties fo:text-align="start"/>
    </style:style>
    <style:style style:name="T46" style:parent-style-name="Car.predefinitoparagrafo" style:family="text">
      <style:text-properties fo:font-size="12pt" style:font-size-asian="12pt" style:font-size-complex="12pt" fo:language="it" fo:country="IT"/>
    </style:style>
    <style:style style:name="T47" style:parent-style-name="Car.predefinitoparagrafo" style:family="text">
      <style:text-properties fo:font-size="12pt" style:font-size-asian="12pt" style:font-size-complex="12pt" fo:language="it" fo:country="IT"/>
    </style:style>
    <style:style style:name="T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" style:parent-style-name="Car.predefinitoparagrafo" style:family="text">
      <style:text-properties fo:font-size="12pt" style:font-size-asian="12pt" style:font-size-complex="12pt" fo:language="it" fo:country="IT"/>
    </style:style>
    <style:style style:name="T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2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53" style:parent-style-name="Normale" style:family="paragraph">
      <style:paragraph-properties fo:text-align="start"/>
    </style:style>
    <style:style style:name="T54" style:parent-style-name="Car.predefinitoparagrafo" style:family="text">
      <style:text-properties fo:font-size="12pt" style:font-size-asian="12pt" style:font-size-complex="12pt" fo:language="it" fo:country="IT"/>
    </style:style>
    <style:style style:name="T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6" style:parent-style-name="Car.predefinitoparagrafo" style:family="text">
      <style:text-properties fo:font-size="12pt" style:font-size-asian="12pt" style:font-size-complex="12pt" fo:language="it" fo:country="IT"/>
    </style:style>
    <style:style style:name="T5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8" style:parent-style-name="Car.predefinitoparagrafo" style:family="text">
      <style:text-properties fo:font-size="12pt" style:font-size-asian="12pt" style:font-size-complex="12pt" fo:language="it" fo:country="IT"/>
    </style:style>
    <style:style style:name="T5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0" style:parent-style-name="Car.predefinitoparagrafo" style:family="text">
      <style:text-properties fo:font-size="12pt" style:font-size-asian="12pt" style:font-size-complex="12pt" fo:language="it" fo:country="IT"/>
    </style:style>
    <style:style style:name="T6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4" style:parent-style-name="Car.predefinitoparagrafo" style:family="text">
      <style:text-properties fo:font-size="12pt" style:font-size-asian="12pt" style:font-size-complex="12pt" fo:language="it" fo:country="IT"/>
    </style:style>
    <style:style style:name="T6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6" style:parent-style-name="Car.predefinitoparagrafo" style:family="text">
      <style:text-properties fo:font-size="12pt" style:font-size-asian="12pt" style:font-size-complex="12pt" fo:language="it" fo:country="IT"/>
    </style:style>
    <style:style style:name="P67" style:parent-style-name="Normale" style:family="paragraph">
      <style:paragraph-properties fo:text-align="start"/>
    </style:style>
    <style:style style:name="T6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0" style:parent-style-name="Car.predefinitoparagrafo" style:family="text">
      <style:text-properties fo:font-size="12pt" style:font-size-asian="12pt" style:font-size-complex="12pt" fo:language="it" fo:country="IT"/>
    </style:style>
    <style:style style:name="T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72" style:parent-style-name="Normale" style:family="paragraph">
      <style:paragraph-properties fo:text-align="start"/>
    </style:style>
    <style:style style:name="T7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76" style:parent-style-name="Normale" style:family="paragraph">
      <style:paragraph-properties fo:text-align="start"/>
    </style:style>
    <style:style style:name="T77" style:parent-style-name="Car.predefinitoparagrafo" style:family="text">
      <style:text-properties fo:font-size="12pt" style:font-size-asian="12pt" style:font-size-complex="12pt" fo:language="it" fo:country="IT"/>
    </style:style>
    <style:style style:name="T7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9" style:parent-style-name="Car.predefinitoparagrafo" style:family="text">
      <style:text-properties fo:font-size="12pt" style:font-size-asian="12pt" style:font-size-complex="12pt" fo:language="it" fo:country="IT"/>
    </style:style>
    <style:style style:name="T8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1" style:parent-style-name="Car.predefinitoparagrafo" style:family="text">
      <style:text-properties fo:font-size="12pt" style:font-size-asian="12pt" style:font-size-complex="12pt" fo:language="it" fo:country="IT"/>
    </style:style>
    <style:style style:name="T82" style:parent-style-name="Car.predefinitoparagrafo" style:family="text">
      <style:text-properties fo:font-size="12pt" style:font-size-asian="12pt" style:font-size-complex="12pt" fo:language="it" fo:country="IT"/>
    </style:style>
    <style:style style:name="T8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4" style:parent-style-name="Car.predefinitoparagrafo" style:family="text">
      <style:text-properties fo:font-size="12pt" style:font-size-asian="12pt" style:font-size-complex="12pt" fo:language="it" fo:country="IT"/>
    </style:style>
    <style:style style:name="T85" style:parent-style-name="Car.predefinitoparagrafo" style:family="text">
      <style:text-properties fo:font-size="12pt" style:font-size-asian="12pt" style:font-size-complex="12pt" fo:language="it" fo:country="IT"/>
    </style:style>
    <style:style style:name="T8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9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90" style:parent-style-name="Car.predefinitoparagrafo" style:family="text">
      <style:text-properties fo:font-size="12pt" style:font-size-asian="12pt" style:font-size-complex="12pt" fo:language="it" fo:country="IT"/>
    </style:style>
    <style:style style:name="T9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2" style:parent-style-name="Car.predefinitoparagrafo" style:family="text">
      <style:text-properties fo:font-size="12pt" style:font-size-asian="12pt" style:font-size-complex="12pt" fo:language="it" fo:country="IT"/>
    </style:style>
    <style:style style:name="P93" style:parent-style-name="Normale" style:family="paragraph">
      <style:paragraph-properties fo:text-align="start"/>
    </style:style>
    <style:style style:name="T9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6" style:parent-style-name="Car.predefinitoparagrafo" style:family="text">
      <style:text-properties fo:font-size="12pt" style:font-size-asian="12pt" style:font-size-complex="12pt" fo:language="it" fo:country="IT"/>
    </style:style>
    <style:style style:name="T9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8" style:parent-style-name="Normale" style:family="paragraph">
      <style:paragraph-properties fo:text-align="start"/>
    </style:style>
    <style:style style:name="T9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00" style:parent-style-name="Car.predefinitoparagrafo" style:family="text">
      <style:text-properties fo:font-size="12pt" style:font-size-asian="12pt" style:font-size-complex="12pt" fo:language="it" fo:country="IT"/>
    </style:style>
    <style:style style:name="T10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2" style:parent-style-name="Car.predefinitoparagrafo" style:family="text">
      <style:text-properties fo:font-size="12pt" style:font-size-asian="12pt" style:font-size-complex="12pt" fo:language="it" fo:country="IT"/>
    </style:style>
    <style:style style:name="T10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04" style:parent-style-name="Normale" style:family="paragraph">
      <style:paragraph-properties fo:text-align="start"/>
    </style:style>
    <style:style style:name="T10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0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0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08" style:parent-style-name="Normale" style:family="paragraph">
      <style:paragraph-properties fo:text-align="start"/>
      <style:text-properties fo:language="it" fo:country="IT"/>
    </style:style>
    <style:style style:name="P109" style:parent-style-name="Titolo2" style:family="paragraph">
      <style:paragraph-properties fo:text-align="start"/>
    </style:style>
    <style:style style:name="T110" style:parent-style-name="Car.predefinitoparagrafo" style:family="text">
      <style:text-properties fo:language="it" fo:country="IT"/>
    </style:style>
    <style:style style:name="T111" style:parent-style-name="Car.predefinitoparagrafo" style:family="text">
      <style:text-properties fo:language="it" fo:country="IT"/>
    </style:style>
    <style:style style:name="T11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3" style:parent-style-name="Car.predefinitoparagrafo" style:family="text">
      <style:text-properties fo:language="it" fo:country="IT"/>
    </style:style>
    <style:style style:name="P114" style:parent-style-name="Normale" style:family="paragraph">
      <style:paragraph-properties fo:text-align="start"/>
    </style:style>
    <style:style style:name="T11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18" style:parent-style-name="Normale" style:family="paragraph">
      <style:paragraph-properties fo:text-align="start"/>
    </style:style>
    <style:style style:name="T11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2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21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2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23" style:parent-style-name="Titolo2" style:family="paragraph">
      <style:paragraph-properties fo:text-align="start"/>
    </style:style>
    <style:style style:name="T124" style:parent-style-name="Car.predefinitoparagrafo" style:family="text">
      <style:text-properties fo:language="it" fo:country="IT"/>
    </style:style>
    <style:style style:name="T125" style:parent-style-name="Car.predefinitoparagrafo" style:family="text">
      <style:text-properties fo:language="it" fo:country="IT"/>
    </style:style>
    <style:style style:name="T126" style:parent-style-name="Car.predefinitoparagrafo" style:family="text">
      <style:text-properties fo:language="it" fo:country="IT"/>
    </style:style>
    <style:style style:name="T127" style:parent-style-name="Car.predefinitoparagrafo" style:family="text">
      <style:text-properties fo:language="it" fo:country="IT"/>
    </style:style>
    <style:style style:name="T12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29" style:parent-style-name="Car.predefinitoparagrafo" style:family="text">
      <style:text-properties fo:language="it" fo:country="IT"/>
    </style:style>
    <style:style style:name="P13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31" style:parent-style-name="Normale" style:family="paragraph"/>
    <style:style style:name="T13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33" style:parent-style-name="Car.predefinitoparagrafo" style:family="text">
      <style:text-properties fo:font-size="12pt" style:font-size-asian="12pt" style:font-size-complex="12pt" fo:language="it" fo:country="IT"/>
    </style:style>
    <style:style style:name="T134" style:parent-style-name="Car.predefinitoparagrafo" style:family="text">
      <style:text-properties fo:font-size="12pt" style:font-size-asian="12pt" style:font-size-complex="12pt" fo:language="it" fo:country="IT"/>
    </style:style>
    <style:style style:name="T13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3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3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4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1" style:parent-style-name="Normale" style:family="paragraph">
      <style:text-properties fo:language="it" fo:country="IT"/>
    </style:style>
    <style:style style:name="P14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43" style:parent-style-name="Normale" style:family="paragraph">
      <style:paragraph-properties fo:text-align="start"/>
    </style:style>
    <style:style style:name="T144" style:parent-style-name="Car.predefinitoparagrafo" style:family="text">
      <style:text-properties fo:font-size="12pt" style:font-size-asian="12pt" style:font-size-complex="12pt" fo:language="it" fo:country="IT"/>
    </style:style>
    <style:style style:name="T14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46" style:parent-style-name="Car.predefinitoparagrafo" style:family="text">
      <style:text-properties fo:font-size="12pt" style:font-size-asian="12pt" style:font-size-complex="12pt" fo:language="it" fo:country="IT"/>
    </style:style>
    <style:style style:name="P147" style:parent-style-name="Normale" style:family="paragraph">
      <style:paragraph-properties fo:text-align="start"/>
    </style:style>
    <style:style style:name="T1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49" style:parent-style-name="Car.predefinitoparagrafo" style:family="text">
      <style:text-properties fo:font-size="12pt" style:font-size-asian="12pt" style:font-size-complex="12pt" fo:language="it" fo:country="IT"/>
    </style:style>
    <style:style style:name="T1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1" style:parent-style-name="Car.predefinitoparagrafo" style:family="text">
      <style:text-properties fo:font-size="12pt" style:font-size-asian="12pt" style:font-size-complex="12pt" fo:language="it" fo:country="IT"/>
    </style:style>
    <style:style style:name="T152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53" style:parent-style-name="Normale" style:family="paragraph">
      <style:paragraph-properties fo:text-align="start"/>
    </style:style>
    <style:style style:name="T15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6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fo:language="it" fo:country="IT"/>
    </style:style>
    <style:style style:name="T15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58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 fo:language="it" fo:country="IT"/>
    </style:style>
    <style:style style:name="P159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160" style:parent-style-name="Titolo2" style:family="paragraph">
      <style:paragraph-properties fo:text-align="start"/>
      <style:text-properties fo:language="it" fo:country="IT"/>
    </style:style>
    <style:style style:name="P161" style:parent-style-name="Titolo2" style:family="paragraph">
      <style:paragraph-properties fo:text-align="start"/>
    </style:style>
    <style:style style:name="T162" style:parent-style-name="Car.predefinitoparagrafo" style:family="text">
      <style:text-properties fo:language="it" fo:country="IT"/>
    </style:style>
    <style:style style:name="T163" style:parent-style-name="Car.predefinitoparagrafo" style:family="text">
      <style:text-properties fo:language="it" fo:country="IT"/>
    </style:style>
    <style:style style:name="T16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65" style:parent-style-name="Car.predefinitoparagrafo" style:family="text">
      <style:text-properties fo:language="it" fo:country="IT"/>
    </style:style>
    <style:style style:name="P166" style:parent-style-name="Normale" style:family="paragraph">
      <style:paragraph-properties fo:text-align="start"/>
    </style:style>
    <style:style style:name="T16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168" style:parent-style-name="Paragrafoelenco" style:family="paragraph">
      <style:paragraph-properties fo:text-align="start"/>
    </style:style>
    <style:style style:name="T169" style:parent-style-name="Car.predefinitoparagrafo" style:family="text">
      <style:text-properties fo:font-size="12pt" style:font-size-asian="12pt" style:font-size-complex="12pt" fo:language="it" fo:country="IT"/>
    </style:style>
    <style:style style:name="T17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7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7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7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77" style:parent-style-name="Normale" style:family="paragraph">
      <style:paragraph-properties fo:text-align="start"/>
    </style:style>
    <style:style style:name="T17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8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82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8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84" style:parent-style-name="Paragrafoelenco" style:family="paragraph">
      <style:paragraph-properties fo:text-align="start"/>
    </style:style>
    <style:style style:name="T185" style:parent-style-name="Car.predefinitoparagrafo" style:family="text">
      <style:text-properties fo:font-size="12pt" style:font-size-asian="12pt" style:font-size-complex="12pt" fo:language="it" fo:country="IT"/>
    </style:style>
    <style:style style:name="T18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187" style:parent-style-name="Car.predefinitoparagrafo" style:family="text">
      <style:text-properties fo:font-size="12pt" style:font-size-asian="12pt" style:font-size-complex="12pt" fo:language="it" fo:country="IT"/>
    </style:style>
    <style:style style:name="T188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89" style:parent-style-name="Car.predefinitoparagrafo" style:family="text">
      <style:text-properties fo:font-size="12pt" style:font-size-asian="12pt" style:font-size-complex="12pt" fo:language="it" fo:country="IT"/>
    </style:style>
    <style:style style:name="T19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91" style:parent-style-name="Car.predefinitoparagrafo" style:family="text">
      <style:text-properties fo:font-size="12pt" style:font-size-asian="12pt" style:font-size-complex="12pt" fo:language="it" fo:country="IT"/>
    </style:style>
    <style:style style:name="T19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93" style:parent-style-name="Car.predefinitoparagrafo" style:family="text">
      <style:text-properties fo:font-size="12pt" style:font-size-asian="12pt" style:font-size-complex="12pt" fo:language="it" fo:country="IT"/>
    </style:style>
    <style:style style:name="P194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95" style:parent-style-name="Titolo2" style:family="paragraph">
      <style:paragraph-properties fo:text-align="start"/>
      <style:text-properties fo:language="it" fo:country="IT"/>
    </style:style>
    <style:style style:name="P196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97" style:parent-style-name="Paragrafoelenco" style:family="paragraph">
      <style:paragraph-properties fo:text-align="start"/>
    </style:style>
    <style:style style:name="T198" style:parent-style-name="Car.predefinitoparagrafo" style:family="text">
      <style:text-properties fo:font-size="12pt" style:font-size-asian="12pt" style:font-size-complex="12pt" fo:language="it" fo:country="IT"/>
    </style:style>
    <style:style style:name="T19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0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0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0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03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0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0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06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07" style:parent-style-name="Paragrafoelenco" style:family="paragraph">
      <style:paragraph-properties fo:text-align="start"/>
    </style:style>
    <style:style style:name="T208" style:parent-style-name="Car.predefinitoparagrafo" style:family="text">
      <style:text-properties fo:font-size="12pt" style:font-size-asian="12pt" style:font-size-complex="12pt" fo:language="it" fo:country="IT"/>
    </style:style>
    <style:style style:name="T20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10" style:parent-style-name="Car.predefinitoparagrafo" style:family="text">
      <style:text-properties fo:font-size="12pt" style:font-size-asian="12pt" style:font-size-complex="12pt" fo:language="it" fo:country="IT"/>
    </style:style>
    <style:style style:name="T21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2" style:parent-style-name="Car.predefinitoparagrafo" style:family="text">
      <style:text-properties fo:font-size="12pt" style:font-size-asian="12pt" style:font-size-complex="12pt" fo:language="it" fo:country="IT"/>
    </style:style>
    <style:style style:name="T2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5" style:parent-style-name="Car.predefinitoparagrafo" style:family="text">
      <style:text-properties fo:font-size="12pt" style:font-size-asian="12pt" style:font-size-complex="12pt" fo:language="it" fo:country="IT"/>
    </style:style>
    <style:style style:name="T21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17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218" style:parent-style-name="Titolo2" style:family="paragraph">
      <style:paragraph-properties fo:text-align="start"/>
      <style:text-properties fo:language="it" fo:country="IT"/>
    </style:style>
    <style:style style:name="P219" style:parent-style-name="Normale" style:family="paragraph">
      <style:paragraph-properties fo:text-align="start"/>
    </style:style>
    <style:style style:name="T22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223" style:parent-style-name="Normale" style:family="paragraph">
      <style:paragraph-properties fo:text-align="start"/>
    </style:style>
    <style:style style:name="T22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227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228" style:parent-style-name="Titolo2" style:family="paragraph">
      <style:paragraph-properties fo:text-align="start"/>
    </style:style>
    <style:style style:name="T229" style:parent-style-name="Car.predefinitoparagrafo" style:family="text">
      <style:text-properties fo:language="it" fo:country="IT"/>
    </style:style>
    <style:style style:name="T230" style:parent-style-name="Car.predefinitoparagrafo" style:family="text">
      <style:text-properties fo:language="it" fo:country="IT"/>
    </style:style>
    <style:style style:name="T23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32" style:parent-style-name="Car.predefinitoparagrafo" style:family="text">
      <style:text-properties fo:language="it" fo:country="IT"/>
    </style:style>
    <style:style style:name="T23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34" style:parent-style-name="Car.predefinitoparagrafo" style:family="text">
      <style:text-properties fo:language="it" fo:country="IT"/>
    </style:style>
    <style:style style:name="T23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36" style:parent-style-name="Car.predefinitoparagrafo" style:family="text">
      <style:text-properties fo:language="it" fo:country="IT"/>
    </style:style>
    <style:style style:name="T237" style:parent-style-name="Car.predefinitoparagrafo" style:family="text">
      <style:text-properties fo:language="it" fo:country="IT"/>
    </style:style>
    <style:style style:name="T23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39" style:parent-style-name="Car.predefinitoparagrafo" style:family="text">
      <style:text-properties fo:language="it" fo:country="IT"/>
    </style:style>
    <style:style style:name="T24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41" style:parent-style-name="Car.predefinitoparagrafo" style:family="text">
      <style:text-properties fo:language="it" fo:country="IT"/>
    </style:style>
    <style:style style:name="P24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43" style:parent-style-name="Paragrafoelenco" style:family="paragraph">
      <style:paragraph-properties fo:text-align="start"/>
    </style:style>
    <style:style style:name="T244" style:parent-style-name="Car.predefinitoparagrafo" style:family="text">
      <style:text-properties fo:font-size="12pt" style:font-size-asian="12pt" style:font-size-complex="12pt" fo:language="it" fo:country="IT"/>
    </style:style>
    <style:style style:name="T24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4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4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4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5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5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52" style:parent-style-name="Normale" style:family="paragraph">
      <style:paragraph-properties fo:text-align="start"/>
    </style:style>
    <style:style style:name="T2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5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5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58" style:parent-style-name="Normale" style:family="paragraph">
      <style:paragraph-properties fo:text-align="start"/>
    </style:style>
    <style:style style:name="T25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60" style:parent-style-name="Car.predefinitoparagrafo" style:family="text">
      <style:text-properties fo:font-size="12pt" style:font-size-asian="12pt" style:font-size-complex="12pt" fo:language="it" fo:country="IT"/>
    </style:style>
    <style:style style:name="P261" style:parent-style-name="Paragrafoelenco" style:family="paragraph">
      <style:paragraph-properties fo:text-align="start"/>
    </style:style>
    <style:style style:name="T262" style:parent-style-name="Car.predefinitoparagrafo" style:family="text">
      <style:text-properties fo:font-size="12pt" style:font-size-asian="12pt" style:font-size-complex="12pt" fo:language="it" fo:country="IT"/>
    </style:style>
    <style:style style:name="T26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4" style:parent-style-name="Car.predefinitoparagrafo" style:family="text">
      <style:text-properties fo:font-size="12pt" style:font-size-asian="12pt" style:font-size-complex="12pt" fo:language="it" fo:country="IT"/>
    </style:style>
    <style:style style:name="P265" style:parent-style-name="Paragrafoelenco" style:family="paragraph">
      <style:paragraph-properties fo:text-align="start"/>
    </style:style>
    <style:style style:name="T2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7" style:parent-style-name="Car.predefinitoparagrafo" style:family="text">
      <style:text-properties fo:font-size="12pt" style:font-size-asian="12pt" style:font-size-complex="12pt" fo:language="it" fo:country="IT"/>
    </style:style>
    <style:style style:name="T26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69" style:parent-style-name="Car.predefinitoparagrafo" style:family="text">
      <style:text-properties fo:font-size="12pt" style:font-size-asian="12pt" style:font-size-complex="12pt" fo:language="it" fo:country="IT"/>
    </style:style>
    <style:style style:name="T27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1" style:parent-style-name="Normale" style:family="paragraph">
      <style:paragraph-properties fo:text-align="start"/>
    </style:style>
    <style:style style:name="T272" style:parent-style-name="Car.predefinitoparagrafo" style:family="text">
      <style:text-properties fo:font-size="12pt" style:font-size-asian="12pt" style:font-size-complex="12pt" fo:language="it" fo:country="IT"/>
    </style:style>
    <style:style style:name="T2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4" style:parent-style-name="Car.predefinitoparagrafo" style:family="text">
      <style:text-properties fo:font-size="12pt" style:font-size-asian="12pt" style:font-size-complex="12pt" fo:language="it" fo:country="IT"/>
    </style:style>
    <style:style style:name="T275" style:parent-style-name="Car.predefinitoparagrafo" style:family="text">
      <style:text-properties fo:font-size="12pt" style:font-size-asian="12pt" style:font-size-complex="12pt" fo:language="it" fo:country="IT"/>
    </style:style>
    <style:style style:name="T27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77" style:parent-style-name="Car.predefinitoparagrafo" style:family="text">
      <style:text-properties fo:font-size="12pt" style:font-size-asian="12pt" style:font-size-complex="12pt" fo:language="it" fo:country="IT"/>
    </style:style>
    <style:style style:name="T27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79" style:parent-style-name="Car.predefinitoparagrafo" style:family="text">
      <style:text-properties fo:font-size="12pt" style:font-size-asian="12pt" style:font-size-complex="12pt" fo:language="it" fo:country="IT"/>
    </style:style>
    <style:style style:name="T28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81" style:parent-style-name="Car.predefinitoparagrafo" style:family="text">
      <style:text-properties fo:font-size="12pt" style:font-size-asian="12pt" style:font-size-complex="12pt" fo:language="it" fo:country="IT"/>
    </style:style>
    <style:style style:name="T28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8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84" style:parent-style-name="Car.predefinitoparagrafo" style:family="text">
      <style:text-properties fo:font-size="12pt" style:font-size-asian="12pt" style:font-size-complex="12pt" fo:language="it" fo:country="IT"/>
    </style:style>
    <style:style style:name="T28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86" style:parent-style-name="Car.predefinitoparagrafo" style:family="text">
      <style:text-properties fo:font-size="12pt" style:font-size-asian="12pt" style:font-size-complex="12pt" fo:language="it" fo:country="IT"/>
    </style:style>
    <style:style style:name="T28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88" style:parent-style-name="Normale" style:family="paragraph">
      <style:paragraph-properties fo:text-align="start"/>
    </style:style>
    <style:style style:name="T289" style:parent-style-name="Car.predefinitoparagrafo" style:family="text">
      <style:text-properties fo:font-size="12pt" style:font-size-asian="12pt" style:font-size-complex="12pt" fo:language="it" fo:country="IT"/>
    </style:style>
    <style:style style:name="T29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91" style:parent-style-name="Car.predefinitoparagrafo" style:family="text">
      <style:text-properties fo:font-size="12pt" style:font-size-asian="12pt" style:font-size-complex="12pt" fo:language="it" fo:country="IT"/>
    </style:style>
    <style:style style:name="T292" style:parent-style-name="Car.predefinitoparagrafo" style:family="text">
      <style:text-properties fo:font-size="12pt" style:font-size-asian="12pt" style:font-size-complex="12pt" fo:language="it" fo:country="IT"/>
    </style:style>
    <style:style style:name="T29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9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95" style:parent-style-name="Car.predefinitoparagrafo" style:family="text">
      <style:text-properties fo:font-size="12pt" style:font-size-asian="12pt" style:font-size-complex="12pt" fo:language="it" fo:country="IT"/>
    </style:style>
    <style:style style:name="T29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97" style:parent-style-name="Normale" style:family="paragraph">
      <style:paragraph-properties fo:text-align="start"/>
    </style:style>
    <style:style style:name="T298" style:parent-style-name="Car.predefinitoparagrafo" style:family="text">
      <style:text-properties fo:font-size="12pt" style:font-size-asian="12pt" style:font-size-complex="12pt" fo:language="it" fo:country="IT"/>
    </style:style>
    <style:style style:name="T29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00" style:parent-style-name="Car.predefinitoparagrafo" style:family="text">
      <style:text-properties fo:font-size="12pt" style:font-size-asian="12pt" style:font-size-complex="12pt" fo:language="it" fo:country="IT"/>
    </style:style>
    <style:style style:name="T30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0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03" style:parent-style-name="Car.predefinitoparagrafo" style:family="text">
      <style:text-properties fo:font-size="12pt" style:font-size-asian="12pt" style:font-size-complex="12pt" fo:language="it" fo:country="IT"/>
    </style:style>
    <style:style style:name="T30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05" style:parent-style-name="Normale" style:family="paragraph">
      <style:paragraph-properties fo:text-align="start"/>
    </style:style>
    <style:style style:name="T30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7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8" style:parent-style-name="Car.predefinitoparagrafo" style:family="text">
      <style:text-properties fo:font-size="12pt" style:font-size-asian="12pt" style:font-size-complex="12pt" fo:language="it" fo:country="IT"/>
    </style:style>
    <style:style style:name="T309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10" style:parent-style-name="Car.predefinitoparagrafo" style:family="text">
      <style:text-properties fo:font-size="12pt" style:font-size-asian="12pt" style:font-size-complex="12pt" fo:language="it" fo:country="IT"/>
    </style:style>
    <style:style style:name="T31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12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3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4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5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6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7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8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19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20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21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22" style:parent-style-name="Normale" style:family="paragraph">
      <style:paragraph-properties fo:text-align="start" fo:margin-left="0.5in">
        <style:tab-stops/>
      </style:paragraph-properties>
      <style:text-properties fo:language="it" fo:country="IT"/>
    </style:style>
    <style:style style:name="P323" style:parent-style-name="Titolo2" style:family="paragraph">
      <style:paragraph-properties fo:text-align="start"/>
    </style:style>
    <style:style style:name="T324" style:parent-style-name="Car.predefinitoparagrafo" style:family="text">
      <style:text-properties fo:language="it" fo:country="IT"/>
    </style:style>
    <style:style style:name="T325" style:parent-style-name="Car.predefinitoparagrafo" style:family="text">
      <style:text-properties fo:language="it" fo:country="IT"/>
    </style:style>
    <style:style style:name="T326" style:parent-style-name="Car.predefinitoparagrafo" style:family="text">
      <style:text-properties fo:language="it" fo:country="IT"/>
    </style:style>
    <style:style style:name="T32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28" style:parent-style-name="Car.predefinitoparagrafo" style:family="text">
      <style:text-properties fo:language="it" fo:country="IT"/>
    </style:style>
    <style:style style:name="T32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30" style:parent-style-name="Car.predefinitoparagrafo" style:family="text">
      <style:text-properties fo:language="it" fo:country="IT"/>
    </style:style>
    <style:style style:name="T331" style:parent-style-name="Car.predefinitoparagrafo" style:family="text">
      <style:text-properties fo:language="it" fo:country="IT"/>
    </style:style>
    <style:style style:name="T33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3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34" style:parent-style-name="Car.predefinitoparagrafo" style:family="text">
      <style:text-properties fo:language="it" fo:country="IT"/>
    </style:style>
    <style:style style:name="T335" style:parent-style-name="Car.predefinitoparagrafo" style:family="text">
      <style:text-properties fo:language="it" fo:country="IT"/>
    </style:style>
    <style:style style:name="T33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37" style:parent-style-name="Car.predefinitoparagrafo" style:family="text">
      <style:text-properties fo:language="it" fo:country="IT"/>
    </style:style>
    <style:style style:name="T33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339" style:parent-style-name="Car.predefinitoparagrafo" style:family="text">
      <style:text-properties fo:language="it" fo:country="IT"/>
    </style:style>
    <style:style style:name="P34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41" style:parent-style-name="Normale" style:family="paragraph">
      <style:paragraph-properties fo:text-align="start"/>
    </style:style>
    <style:style style:name="T342" style:parent-style-name="Car.predefinitoparagrafo" style:family="text">
      <style:text-properties fo:font-size="12pt" style:font-size-asian="12pt" style:font-size-complex="12pt" fo:language="it" fo:country="IT"/>
    </style:style>
    <style:style style:name="T343" style:parent-style-name="Car.predefinitoparagrafo" style:family="text">
      <style:text-properties fo:font-size="12pt" style:font-size-asian="12pt" style:font-size-complex="12pt" fo:language="it" fo:country="IT"/>
    </style:style>
    <style:style style:name="T34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4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4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5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51" style:parent-style-name="Normale" style:family="paragraph">
      <style:paragraph-properties fo:text-align="start"/>
    </style:style>
    <style:style style:name="T35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3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5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5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56" style:parent-style-name="Normale" style:family="paragraph">
      <style:paragraph-properties fo:text-align="start"/>
    </style:style>
    <style:style style:name="T357" style:parent-style-name="Car.predefinitoparagrafo" style:family="text">
      <style:text-properties fo:font-size="12pt" style:font-size-asian="12pt" style:font-size-complex="12pt" fo:language="it" fo:country="IT"/>
    </style:style>
    <style:style style:name="T3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59" style:parent-style-name="Car.predefinitoparagrafo" style:family="text">
      <style:text-properties fo:font-size="12pt" style:font-size-asian="12pt" style:font-size-complex="12pt" fo:language="it" fo:country="IT"/>
    </style:style>
    <style:style style:name="T360" style:parent-style-name="Car.predefinitoparagrafo" style:family="text">
      <style:text-properties fo:font-size="12pt" style:font-size-asian="12pt" style:font-size-complex="12pt" fo:language="it" fo:country="IT"/>
    </style:style>
    <style:style style:name="T36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2" style:parent-style-name="Car.predefinitoparagrafo" style:family="text">
      <style:text-properties fo:font-size="12pt" style:font-size-asian="12pt" style:font-size-complex="12pt" fo:language="it" fo:country="IT"/>
    </style:style>
    <style:style style:name="T363" style:parent-style-name="Car.predefinitoparagrafo" style:family="text">
      <style:text-properties fo:font-size="12pt" style:font-size-asian="12pt" style:font-size-complex="12pt" fo:language="it" fo:country="IT"/>
    </style:style>
    <style:style style:name="T36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65" style:parent-style-name="Car.predefinitoparagrafo" style:family="text">
      <style:text-properties fo:font-size="12pt" style:font-size-asian="12pt" style:font-size-complex="12pt" fo:language="it" fo:country="IT"/>
    </style:style>
    <style:style style:name="T36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6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68" style:parent-style-name="Car.predefinitoparagrafo" style:family="text">
      <style:text-properties fo:font-size="12pt" style:font-size-asian="12pt" style:font-size-complex="12pt" fo:language="it" fo:country="IT"/>
    </style:style>
    <style:style style:name="T36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70" style:parent-style-name="Normale" style:family="paragraph">
      <style:paragraph-properties fo:text-align="start"/>
    </style:style>
    <style:style style:name="T3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7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73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7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75" style:parent-style-name="Normale" style:family="paragraph">
      <style:paragraph-properties fo:text-align="start"/>
    </style:style>
    <style:style style:name="T37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7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7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80" style:parent-style-name="Normale" style:family="paragraph">
      <style:paragraph-properties fo:text-align="start"/>
    </style:style>
    <style:style style:name="T38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82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8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8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8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8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8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9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9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9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93" style:parent-style-name="Paragrafoelenco" style:family="paragraph">
      <style:paragraph-properties fo:text-align="start"/>
    </style:style>
    <style:style style:name="T39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9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96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9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98" style:parent-style-name="Paragrafoelenco" style:family="paragraph">
      <style:paragraph-properties fo:text-align="start"/>
    </style:style>
    <style:style style:name="T39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0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401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2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0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6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407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0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1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11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413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41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415" style:parent-style-name="Paragrafoelenco" style:family="paragraph">
      <style:paragraph-properties fo:text-align="start"/>
    </style:style>
    <style:style style:name="T416" style:parent-style-name="Car.predefinitoparagrafo" style:family="text">
      <style:text-properties fo:font-size="12pt" style:font-size-asian="12pt" style:font-size-complex="12pt" fo:language="it" fo:country="IT"/>
    </style:style>
    <style:style style:name="T41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18" style:parent-style-name="Car.predefinitoparagrafo" style:family="text">
      <style:text-properties fo:font-size="12pt" style:font-size-asian="12pt" style:font-size-complex="12pt" fo:language="it" fo:country="IT"/>
    </style:style>
    <style:style style:name="T4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20" style:parent-style-name="Car.predefinitoparagrafo" style:family="text">
      <style:text-properties fo:font-size="12pt" style:font-size-asian="12pt" style:font-size-complex="12pt" fo:language="it" fo:country="IT"/>
    </style:style>
    <style:style style:name="T42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22" style:parent-style-name="Car.predefinitoparagrafo" style:family="text">
      <style:text-properties fo:font-size="12pt" style:font-size-asian="12pt" style:font-size-complex="12pt" fo:language="it" fo:country="IT"/>
    </style:style>
    <style:style style:name="P423" style:parent-style-name="Paragrafoelenco" style:family="paragraph">
      <style:paragraph-properties fo:text-align="start"/>
    </style:style>
    <style:style style:name="T424" style:parent-style-name="Car.predefinitoparagrafo" style:family="text">
      <style:text-properties fo:font-size="12pt" style:font-size-asian="12pt" style:font-size-complex="12pt" fo:language="it" fo:country="IT"/>
    </style:style>
    <style:style style:name="T425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26" style:parent-style-name="Car.predefinitoparagrafo" style:family="text">
      <style:text-properties fo:font-size="12pt" style:font-size-asian="12pt" style:font-size-complex="12pt" fo:language="it" fo:country="IT"/>
    </style:style>
    <style:style style:name="T427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28" style:parent-style-name="Car.predefinitoparagrafo" style:family="text">
      <style:text-properties fo:font-size="12pt" style:font-size-asian="12pt" style:font-size-complex="12pt" fo:language="it" fo:country="IT"/>
    </style:style>
    <style:style style:name="T429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3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31" style:parent-style-name="Car.predefinitoparagrafo" style:family="text">
      <style:text-properties fo:font-size="12pt" style:font-size-asian="12pt" style:font-size-complex="12pt" fo:language="it" fo:country="IT"/>
    </style:style>
    <style:style style:name="T43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33" style:parent-style-name="Car.predefinitoparagrafo" style:family="text">
      <style:text-properties fo:font-size="12pt" style:font-size-asian="12pt" style:font-size-complex="12pt" fo:language="it" fo:country="IT"/>
    </style:style>
    <style:style style:name="T43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35" style:parent-style-name="Car.predefinitoparagrafo" style:family="text">
      <style:text-properties fo:font-size="12pt" style:font-size-asian="12pt" style:font-size-complex="12pt" fo:language="it" fo:country="IT"/>
    </style:style>
    <style:style style:name="T4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7" style:parent-style-name="Car.predefinitoparagrafo" style:family="text">
      <style:text-properties fo:font-size="12pt" style:font-size-asian="12pt" style:font-size-complex="12pt" fo:language="it" fo:country="IT"/>
    </style:style>
    <style:style style:name="P438" style:parent-style-name="Paragrafoelenco" style:family="paragraph">
      <style:paragraph-properties fo:text-align="start"/>
    </style:style>
    <style:style style:name="T439" style:parent-style-name="Car.predefinitoparagrafo" style:family="text">
      <style:text-properties fo:font-size="12pt" style:font-size-asian="12pt" style:font-size-complex="12pt" fo:language="it" fo:country="IT"/>
    </style:style>
    <style:style style:name="T44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41" style:parent-style-name="Car.predefinitoparagrafo" style:family="text">
      <style:text-properties fo:font-size="12pt" style:font-size-asian="12pt" style:font-size-complex="12pt" fo:language="it" fo:country="IT"/>
    </style:style>
    <style:style style:name="T44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43" style:parent-style-name="Car.predefinitoparagrafo" style:family="text">
      <style:text-properties fo:font-size="12pt" style:font-size-asian="12pt" style:font-size-complex="12pt" fo:language="it" fo:country="IT"/>
    </style:style>
    <style:style style:name="T44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45" style:parent-style-name="Car.predefinitoparagrafo" style:family="text">
      <style:text-properties fo:font-size="12pt" style:font-size-asian="12pt" style:font-size-complex="12pt" fo:language="it" fo:country="IT"/>
    </style:style>
    <style:style style:name="T44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47" style:parent-style-name="Car.predefinitoparagrafo" style:family="text">
      <style:text-properties fo:font-size="12pt" style:font-size-asian="12pt" style:font-size-complex="12pt" fo:language="it" fo:country="IT"/>
    </style:style>
    <style:style style:name="T44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49" style:parent-style-name="Car.predefinitoparagrafo" style:family="text">
      <style:text-properties fo:font-size="12pt" style:font-size-asian="12pt" style:font-size-complex="12pt" fo:language="it" fo:country="IT"/>
    </style:style>
    <style:style style:name="T45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51" style:parent-style-name="Car.predefinitoparagrafo" style:family="text">
      <style:text-properties fo:font-size="12pt" style:font-size-asian="12pt" style:font-size-complex="12pt" fo:language="it" fo:country="IT"/>
    </style:style>
    <style:style style:name="T45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53" style:parent-style-name="Paragrafoelenco" style:family="paragraph">
      <style:paragraph-properties fo:text-align="start"/>
    </style:style>
    <style:style style:name="T45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5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56" style:parent-style-name="Car.predefinitoparagrafo" style:family="text">
      <style:text-properties fo:font-size="12pt" style:font-size-asian="12pt" style:font-size-complex="12pt" fo:language="it" fo:country="IT"/>
    </style:style>
    <style:style style:name="T45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58" style:parent-style-name="Paragrafoelenco" style:family="paragraph">
      <style:paragraph-properties fo:text-align="start"/>
    </style:style>
    <style:style style:name="T459" style:parent-style-name="Car.predefinitoparagrafo" style:family="text">
      <style:text-properties fo:font-size="12pt" style:font-size-asian="12pt" style:font-size-complex="12pt" fo:language="it" fo:country="IT"/>
    </style:style>
    <style:style style:name="T46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1" style:parent-style-name="Car.predefinitoparagrafo" style:family="text">
      <style:text-properties fo:font-size="12pt" style:font-size-asian="12pt" style:font-size-complex="12pt" fo:language="it" fo:country="IT"/>
    </style:style>
    <style:style style:name="T462" style:parent-style-name="Car.predefinitoparagrafo" style:family="text">
      <style:text-properties fo:font-size="12pt" style:font-size-asian="12pt" style:font-size-complex="12pt" fo:language="it" fo:country="IT"/>
    </style:style>
    <style:style style:name="T463" style:parent-style-name="Car.predefinitoparagrafo" style:family="text">
      <style:text-properties fo:font-size="12pt" style:font-size-asian="12pt" style:font-size-complex="12pt" fo:language="it" fo:country="IT"/>
    </style:style>
    <style:style style:name="T46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5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67" style:parent-style-name="Normale" style:family="paragraph">
      <style:paragraph-properties fo:text-align="start"/>
    </style:style>
    <style:style style:name="T468" style:parent-style-name="Car.predefinitoparagrafo" style:family="text">
      <style:text-properties fo:font-size="12pt" style:font-size-asian="12pt" style:font-size-complex="12pt" fo:language="it" fo:country="IT"/>
    </style:style>
    <style:style style:name="T469" style:parent-style-name="Car.predefinitoparagrafo" style:family="text">
      <style:text-properties fo:font-size="12pt" style:font-size-asian="12pt" style:font-size-complex="12pt" fo:language="it" fo:country="IT"/>
    </style:style>
    <style:style style:name="T470" style:parent-style-name="Car.predefinitoparagrafo" style:family="text">
      <style:text-properties fo:font-size="12pt" style:font-size-asian="12pt" style:font-size-complex="12pt" fo:language="it" fo:country="IT"/>
    </style:style>
    <style:style style:name="T47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72" style:parent-style-name="Car.predefinitoparagrafo" style:family="text">
      <style:text-properties fo:font-size="12pt" style:font-size-asian="12pt" style:font-size-complex="12pt" fo:language="it" fo:country="IT"/>
    </style:style>
    <style:style style:name="T4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74" style:parent-style-name="Car.predefinitoparagrafo" style:family="text">
      <style:text-properties fo:font-size="12pt" style:font-size-asian="12pt" style:font-size-complex="12pt" fo:language="it" fo:country="IT"/>
    </style:style>
    <style:style style:name="T47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76" style:parent-style-name="Normale" style:family="paragraph">
      <style:paragraph-properties fo:text-align="start"/>
    </style:style>
    <style:style style:name="T477" style:parent-style-name="Car.predefinitoparagrafo" style:family="text">
      <style:text-properties fo:font-size="12pt" style:font-size-asian="12pt" style:font-size-complex="12pt" fo:language="it" fo:country="IT"/>
    </style:style>
    <style:style style:name="T478" style:parent-style-name="Car.predefinitoparagrafo" style:family="text">
      <style:text-properties fo:font-size="12pt" style:font-size-asian="12pt" style:font-size-complex="12pt" fo:language="it" fo:country="IT"/>
    </style:style>
    <style:style style:name="T479" style:parent-style-name="Car.predefinitoparagrafo" style:family="text">
      <style:text-properties fo:font-size="12pt" style:font-size-asian="12pt" style:font-size-complex="12pt" fo:language="it" fo:country="IT"/>
    </style:style>
    <style:style style:name="T48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81" style:parent-style-name="Car.predefinitoparagrafo" style:family="text">
      <style:text-properties fo:font-size="12pt" style:font-size-asian="12pt" style:font-size-complex="12pt" fo:language="it" fo:country="IT"/>
    </style:style>
    <style:style style:name="T48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83" style:parent-style-name="Car.predefinitoparagrafo" style:family="text">
      <style:text-properties fo:font-size="12pt" style:font-size-asian="12pt" style:font-size-complex="12pt" fo:language="it" fo:country="IT"/>
    </style:style>
    <style:style style:name="T48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8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486" style:parent-style-name="Titolo2" style:family="paragraph">
      <style:paragraph-properties fo:text-align="start"/>
    </style:style>
    <style:style style:name="T487" style:parent-style-name="Car.predefinitoparagrafo" style:family="text">
      <style:text-properties fo:language="it" fo:country="IT"/>
    </style:style>
    <style:style style:name="T488" style:parent-style-name="Car.predefinitoparagrafo" style:family="text">
      <style:text-properties fo:language="it" fo:country="IT"/>
    </style:style>
    <style:style style:name="T48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49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491" style:parent-style-name="Car.predefinitoparagrafo" style:family="text">
      <style:text-properties fo:language="it" fo:country="IT"/>
    </style:style>
    <style:style style:name="T492" style:parent-style-name="Car.predefinitoparagrafo" style:family="text">
      <style:text-properties fo:language="it" fo:country="IT"/>
    </style:style>
    <style:style style:name="P493" style:parent-style-name="Normale" style:family="paragraph">
      <style:paragraph-properties fo:text-align="start"/>
    </style:style>
    <style:style style:name="T49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9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96" style:parent-style-name="Car.predefinitoparagrafo" style:family="text">
      <style:text-properties fo:font-size="12pt" style:font-size-asian="12pt" style:font-size-complex="12pt" fo:language="it" fo:country="IT"/>
    </style:style>
    <style:style style:name="P497" style:parent-style-name="Normale" style:family="paragraph">
      <style:paragraph-properties fo:text-align="start"/>
    </style:style>
    <style:style style:name="T498" style:parent-style-name="Car.predefinitoparagrafo" style:family="text">
      <style:text-properties fo:font-size="12pt" style:font-size-asian="12pt" style:font-size-complex="12pt" fo:language="it" fo:country="IT"/>
    </style:style>
    <style:style style:name="T499" style:parent-style-name="Car.predefinitoparagrafo" style:family="text">
      <style:text-properties fo:font-size="12pt" style:font-size-asian="12pt" style:font-size-complex="12pt" fo:language="it" fo:country="IT"/>
    </style:style>
    <style:style style:name="T50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0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0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0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07" style:parent-style-name="Normale" style:family="paragraph">
      <style:paragraph-properties fo:text-align="start"/>
    </style:style>
    <style:style style:name="T50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0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1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1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12" style:parent-style-name="Normale" style:family="paragraph">
      <style:paragraph-properties fo:text-align="start"/>
    </style:style>
    <style:style style:name="T513" style:parent-style-name="Car.predefinitoparagrafo" style:family="text">
      <style:text-properties fo:font-size="12pt" style:font-size-asian="12pt" style:font-size-complex="12pt" fo:language="it" fo:country="IT"/>
    </style:style>
    <style:style style:name="T51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15" style:parent-style-name="Car.predefinitoparagrafo" style:family="text">
      <style:text-properties fo:font-size="12pt" style:font-size-asian="12pt" style:font-size-complex="12pt" fo:language="it" fo:country="IT"/>
    </style:style>
    <style:style style:name="T51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17" style:parent-style-name="Car.predefinitoparagrafo" style:family="text">
      <style:text-properties fo:font-size="12pt" style:font-size-asian="12pt" style:font-size-complex="12pt" fo:language="it" fo:country="IT"/>
    </style:style>
    <style:style style:name="T518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19" style:parent-style-name="Car.predefinitoparagrafo" style:family="text">
      <style:text-properties fo:font-size="12pt" style:font-size-asian="12pt" style:font-size-complex="12pt" fo:language="it" fo:country="IT"/>
    </style:style>
    <style:style style:name="T52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521" style:parent-style-name="Normale" style:family="paragraph">
      <style:paragraph-properties fo:text-align="start"/>
    </style:style>
    <style:style style:name="T52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23" style:parent-style-name="Car.predefinitoparagrafo" style:family="text">
      <style:text-properties fo:font-size="12pt" style:font-size-asian="12pt" style:font-size-complex="12pt" fo:language="it" fo:country="IT"/>
    </style:style>
    <style:style style:name="T52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25" style:parent-style-name="Car.predefinitoparagrafo" style:family="text">
      <style:text-properties fo:font-size="12pt" style:font-size-asian="12pt" style:font-size-complex="12pt" fo:language="it" fo:country="IT"/>
    </style:style>
    <style:style style:name="T52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527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528" style:parent-style-name="Normale" style:family="paragraph">
      <style:paragraph-properties fo:text-align="start"/>
    </style:style>
    <style:style style:name="T52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30" style:parent-style-name="Car.predefinitoparagrafo" style:family="text">
      <style:text-properties fo:font-size="12pt" style:font-size-asian="12pt" style:font-size-complex="12pt" fo:language="it" fo:country="IT"/>
    </style:style>
    <style:style style:name="P531" style:parent-style-name="Normale" style:family="paragraph">
      <style:paragraph-properties fo:text-align="start"/>
    </style:style>
    <style:style style:name="T532" style:parent-style-name="Car.predefinitoparagrafo" style:family="text">
      <style:text-properties fo:font-size="12pt" style:font-size-asian="12pt" style:font-size-complex="12pt" fo:language="it" fo:country="IT"/>
    </style:style>
    <style:style style:name="T53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34" style:parent-style-name="Car.predefinitoparagrafo" style:family="text">
      <style:text-properties fo:font-size="12pt" style:font-size-asian="12pt" style:font-size-complex="12pt" fo:language="it" fo:country="IT"/>
    </style:style>
    <style:style style:name="T53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6" style:parent-style-name="Car.predefinitoparagrafo" style:family="text">
      <style:text-properties fo:font-size="12pt" style:font-size-asian="12pt" style:font-size-complex="12pt" fo:language="it" fo:country="IT"/>
    </style:style>
    <style:style style:name="T53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38" style:parent-style-name="Car.predefinitoparagrafo" style:family="text">
      <style:text-properties fo:font-size="12pt" style:font-size-asian="12pt" style:font-size-complex="12pt" fo:language="it" fo:country="IT"/>
    </style:style>
    <style:style style:name="P539" style:parent-style-name="Normale" style:family="paragraph">
      <style:paragraph-properties fo:text-align="start"/>
    </style:style>
    <style:style style:name="T540" style:parent-style-name="Car.predefinitoparagrafo" style:family="text">
      <style:text-properties fo:font-size="12pt" style:font-size-asian="12pt" style:font-size-complex="12pt" fo:language="it" fo:country="IT"/>
    </style:style>
    <style:style style:name="T541" style:parent-style-name="Car.predefinitoparagrafo" style:family="text">
      <style:text-properties fo:font-size="12pt" style:font-size-asian="12pt" style:font-size-complex="12pt" fo:language="it" fo:country="IT"/>
    </style:style>
    <style:style style:name="T5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3" style:parent-style-name="Car.predefinitoparagrafo" style:family="text">
      <style:text-properties fo:font-size="12pt" style:font-size-asian="12pt" style:font-size-complex="12pt" fo:language="it" fo:country="IT"/>
    </style:style>
    <style:style style:name="T5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45" style:parent-style-name="Car.predefinitoparagrafo" style:family="text">
      <style:text-properties fo:font-size="12pt" style:font-size-asian="12pt" style:font-size-complex="12pt" fo:language="it" fo:country="IT"/>
    </style:style>
    <style:style style:name="T54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47" style:parent-style-name="Car.predefinitoparagrafo" style:family="text">
      <style:text-properties fo:font-size="12pt" style:font-size-asian="12pt" style:font-size-complex="12pt" fo:language="it" fo:country="IT"/>
    </style:style>
    <style:style style:name="T5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9" style:parent-style-name="Car.predefinitoparagrafo" style:family="text">
      <style:text-properties fo:font-size="12pt" style:font-size-asian="12pt" style:font-size-complex="12pt" fo:language="it" fo:country="IT"/>
    </style:style>
    <style:style style:name="T550" style:parent-style-name="Car.predefinitoparagrafo" style:family="text">
      <style:text-properties fo:font-size="12pt" style:font-size-asian="12pt" style:font-size-complex="12pt" fo:language="it" fo:country="IT"/>
    </style:style>
    <style:style style:name="T55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52" style:parent-style-name="Car.predefinitoparagrafo" style:family="text">
      <style:text-properties fo:font-size="12pt" style:font-size-asian="12pt" style:font-size-complex="12pt" fo:language="it" fo:country="IT"/>
    </style:style>
    <style:style style:name="T5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4" style:parent-style-name="Car.predefinitoparagrafo" style:family="text">
      <style:text-properties fo:font-size="12pt" style:font-size-asian="12pt" style:font-size-complex="12pt" fo:language="it" fo:country="IT"/>
    </style:style>
    <style:style style:name="T55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56" style:parent-style-name="Car.predefinitoparagrafo" style:family="text">
      <style:text-properties fo:font-size="12pt" style:font-size-asian="12pt" style:font-size-complex="12pt" fo:language="it" fo:country="IT"/>
    </style:style>
    <style:style style:name="P557" style:parent-style-name="Paragrafoelenco" style:family="paragraph">
      <style:paragraph-properties fo:text-align="start"/>
    </style:style>
    <style:style style:name="T558" style:parent-style-name="Car.predefinitoparagrafo" style:family="text">
      <style:text-properties fo:font-size="12pt" style:font-size-asian="12pt" style:font-size-complex="12pt" fo:language="it" fo:country="IT"/>
    </style:style>
    <style:style style:name="T55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60" style:parent-style-name="Car.predefinitoparagrafo" style:family="text">
      <style:text-properties fo:font-size="12pt" style:font-size-asian="12pt" style:font-size-complex="12pt" fo:language="it" fo:country="IT"/>
    </style:style>
    <style:style style:name="T56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62" style:parent-style-name="Car.predefinitoparagrafo" style:family="text">
      <style:text-properties fo:font-size="12pt" style:font-size-asian="12pt" style:font-size-complex="12pt" fo:language="it" fo:country="IT"/>
    </style:style>
    <style:style style:name="T56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6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65" style:parent-style-name="Car.predefinitoparagrafo" style:family="text">
      <style:text-properties fo:font-size="12pt" style:font-size-asian="12pt" style:font-size-complex="12pt" fo:language="it" fo:country="IT"/>
    </style:style>
    <style:style style:name="T56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67" style:parent-style-name="Car.predefinitoparagrafo" style:family="text">
      <style:text-properties fo:font-size="12pt" style:font-size-asian="12pt" style:font-size-complex="12pt" fo:language="it" fo:country="IT"/>
    </style:style>
    <style:style style:name="T56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569" style:parent-style-name="Car.predefinitoparagrafo" style:family="text">
      <style:text-properties fo:font-size="12pt" style:font-size-asian="12pt" style:font-size-complex="12pt" fo:language="it" fo:country="IT"/>
    </style:style>
    <style:style style:name="T57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71" style:parent-style-name="Car.predefinitoparagrafo" style:family="text">
      <style:text-properties fo:font-size="12pt" style:font-size-asian="12pt" style:font-size-complex="12pt" fo:language="it" fo:country="IT"/>
    </style:style>
    <style:style style:name="P572" style:parent-style-name="Titolo2" style:family="paragraph">
      <style:paragraph-properties fo:text-align="start"/>
    </style:style>
    <style:style style:name="T573" style:parent-style-name="Car.predefinitoparagrafo" style:family="text">
      <style:text-properties fo:language="it" fo:country="IT"/>
    </style:style>
    <style:style style:name="T57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75" style:parent-style-name="Car.predefinitoparagrafo" style:family="text">
      <style:text-properties fo:language="it" fo:country="IT"/>
    </style:style>
    <style:style style:name="T57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77" style:parent-style-name="Car.predefinitoparagrafo" style:family="text">
      <style:text-properties fo:language="it" fo:country="IT"/>
    </style:style>
    <style:style style:name="T57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79" style:parent-style-name="Car.predefinitoparagrafo" style:family="text">
      <style:text-properties fo:language="it" fo:country="IT"/>
    </style:style>
    <style:style style:name="T58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81" style:parent-style-name="Car.predefinitoparagrafo" style:family="text">
      <style:text-properties fo:language="it" fo:country="IT"/>
    </style:style>
    <style:style style:name="P582" style:parent-style-name="Normale" style:family="paragraph">
      <style:paragraph-properties fo:text-align="start"/>
    </style:style>
    <style:style style:name="T58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84" style:parent-style-name="Car.predefinitoparagrafo" style:family="text">
      <style:text-properties fo:font-size="12pt" style:font-size-asian="12pt" style:font-size-complex="12pt" fo:language="it" fo:country="IT"/>
    </style:style>
    <style:style style:name="P585" style:parent-style-name="Normale" style:family="paragraph">
      <style:paragraph-properties fo:text-align="start"/>
    </style:style>
    <style:style style:name="T586" style:parent-style-name="Car.predefinitoparagrafo" style:family="text">
      <style:text-properties fo:font-size="12pt" style:font-size-asian="12pt" style:font-size-complex="12pt" fo:language="it" fo:country="IT"/>
    </style:style>
    <style:style style:name="T58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8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9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9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9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9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94" style:parent-style-name="Normale" style:family="paragraph">
      <style:paragraph-properties fo:text-align="start"/>
    </style:style>
    <style:style style:name="T59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9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9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98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99" style:parent-style-name="Normale" style:family="paragraph">
      <style:paragraph-properties fo:text-align="start"/>
    </style:style>
    <style:style style:name="T60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0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0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0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0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1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2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61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61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18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20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6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22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62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624" style:parent-style-name="Paragrafoelenco" style:family="paragraph">
      <style:paragraph-properties fo:text-align="start"/>
    </style:style>
    <style:style style:name="T62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2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27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2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2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3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31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3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3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3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635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636" style:parent-style-name="Normale" style:family="paragraph">
      <style:paragraph-properties fo:text-align="start"/>
    </style:style>
    <style:style style:name="T637" style:parent-style-name="Car.predefinitoparagrafo" style:family="text">
      <style:text-properties fo:font-size="12pt" style:font-size-asian="12pt" style:font-size-complex="12pt" fo:language="it" fo:country="IT"/>
    </style:style>
    <style:style style:name="T638" style:parent-style-name="Car.predefinitoparagrafo" style:family="text">
      <style:text-properties fo:font-size="12pt" style:font-size-asian="12pt" style:font-size-complex="12pt" fo:language="it" fo:country="IT"/>
    </style:style>
    <style:style style:name="T6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40" style:parent-style-name="Car.predefinitoparagrafo" style:family="text">
      <style:text-properties fo:font-size="12pt" style:font-size-asian="12pt" style:font-size-complex="12pt" fo:language="it" fo:country="IT"/>
    </style:style>
    <style:style style:name="T64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42" style:parent-style-name="Car.predefinitoparagrafo" style:family="text">
      <style:text-properties fo:font-size="12pt" style:font-size-asian="12pt" style:font-size-complex="12pt" fo:language="it" fo:country="IT"/>
    </style:style>
    <style:style style:name="T64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644" style:parent-style-name="Normale" style:family="paragraph">
      <style:paragraph-properties fo:text-align="start"/>
    </style:style>
    <style:style style:name="T645" style:parent-style-name="Car.predefinitoparagrafo" style:family="text">
      <style:text-properties fo:font-size="12pt" style:font-size-asian="12pt" style:font-size-complex="12pt" fo:language="it" fo:country="IT"/>
    </style:style>
    <style:style style:name="T64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47" style:parent-style-name="Car.predefinitoparagrafo" style:family="text">
      <style:text-properties fo:font-size="12pt" style:font-size-asian="12pt" style:font-size-complex="12pt" fo:language="it" fo:country="IT"/>
    </style:style>
    <style:style style:name="T64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649" style:parent-style-name="Car.predefinitoparagrafo" style:family="text">
      <style:text-properties fo:font-size="12pt" style:font-size-asian="12pt" style:font-size-complex="12pt" fo:language="it" fo:country="IT"/>
    </style:style>
    <style:style style:name="T65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</office:automatic-styles>
  <office:body>
    <office:text text:use-soft-page-breaks="true">
      <text:h text:style-name="P1" text:outline-level="1"><text:bookmark-start text:name="_ukj6aiq05uw2"/><text:bookmark-end text:name="_ukj6aiq05uw2"/>Contratti per lo UC “Gestire compiti in cucina”</text:h>
      <text:p text:style-name="P2"/>
      <text:p text:style-name="P3"><text:span text:style-name="T4">Pr</text:span><text:span text:style-name="T5">e-condizione generale:</text:span></text:p>
      <text:p text:style-name="P6"><text:span text:style-name="T7">-<text:s/></text:span><text:span text:style-name="T8">l’attore è identificato con un’istanza<text:s/></text:span><text:span text:style-name="T9">ch</text:span><text:span text:style-name="T10"><text:s/>di Chef</text:span></text:p>
      <text:p text:style-name="P11"><text:span text:style-name="T12">- esiste un Tabellone Turni<text:s/></text:span><text:span text:style-name="T13">tab</text:span></text:p>
      <text:h text:style-name="P14" text:outline-level="2"><text:bookmark-start text:name="_vepbl0uvie9a"/><text:bookmark-end text:name="_vepbl0uvie9a"/><text:span text:style-name="T15">1</text:span><text:span text:style-name="T16">.<text:s/></text:span><text:span text:style-name="T17">creaFoglioRiepilogativo</text:span><text:span text:style-name="T18">(</text:span><text:span text:style-name="T19">servizio</text:span><text:span text:style-name="T20">: Servizio)</text:span></text:h>
      <text:p text:style-name="P21">Pre-condizioni:</text:p>
      <text:list text:style-name="LFO11" text:continue-numbering="true">
        <text:list-item>
          <text:p text:style-name="P22"><text:span text:style-name="T23">Esiste un Menu<text:s/></text:span><text:span text:style-name="T24">m</text:span><text:span text:style-name="T25"><text:s/>tale che<text:s/></text:span><text:span text:style-name="T26">m</text:span><text:span text:style-name="T27"><text:s/></text:span><text:span text:style-name="T28">è in uso in</text:span><text:span text:style-name="T29"><text:s/></text:span><text:span text:style-name="T30">servizio</text:span></text:p>
        </text:list-item>
      </text:list>
      <text:p text:style-name="P31"/>
      <text:p text:style-name="P32">Post-condizioni:<text:s/></text:p>
      <text:list text:style-name="LFO1" text:continue-numbering="true">
        <text:list-item>
          <text:p text:style-name="P33"><text:span text:style-name="T34">È stata creata un'istanza<text:s/></text:span><text:span text:style-name="T35">f<text:s/></text:span><text:span text:style-name="T36">di FoglioRiepilogativo</text:span></text:p>
        </text:list-item>
        <text:list-item>
          <text:p text:style-name="P37"><text:span text:style-name="T38">f <text:s/></text:span><text:span text:style-name="T39"><text:s/></text:span><text:span text:style-name="T40">fa riferimento</text:span><text:span text:style-name="T41"><text:s/></text:span><text:span text:style-name="T42">a</text:span><text:span text:style-name="T43"><text:s/></text:span><text:span text:style-name="T44">servizio</text:span></text:p>
        </text:list-item>
        <text:list-item>
          <text:p text:style-name="P45"><text:span text:style-name="T46">Per ogni<text:s/></text:span><text:span text:style-name="T47">Sezione<text:s/></text:span><text:span text:style-name="T48">s</text:span><text:span text:style-name="T49"><text:s/></text:span><text:span text:style-name="T50">contenuta<text:s/></text:span><text:span text:style-name="T51">in<text:s/></text:span><text:span text:style-name="T52">m</text:span></text:p>
          <text:list text:continue-numbering="true">
            <text:list-item>
              <text:p text:style-name="P53"><text:span text:style-name="T54">Per ogni Voce<text:s/></text:span><text:span text:style-name="T55">v<text:s/></text:span><text:span text:style-name="T56">che<text:s/></text:span><text:span text:style-name="T57">fa riferimento alla<text:s/></text:span><text:span text:style-name="T58">Procedura<text:s/></text:span><text:span text:style-name="T59">p</text:span><text:span text:style-name="T60"><text:s/>e<text:s/></text:span><text:span text:style-name="T61">v<text:s/></text:span><text:span text:style-name="T62">appartiene a<text:s/></text:span><text:span text:style-name="T63">s</text:span><text:span text:style-name="T64"><text:s/>è stata creata un’istanza<text:s/></text:span><text:span text:style-name="T65">c</text:span><text:span text:style-name="T66"><text:s/>di Compito tale che:</text:span></text:p>
              <text:list text:continue-numbering="true">
                <text:list-item>
                  <text:p text:style-name="P67"><text:span text:style-name="T68">c<text:s/></text:span><text:span text:style-name="T69">consiste in</text:span><text:span text:style-name="T70"><text:s/></text:span><text:span text:style-name="T71">p</text:span></text:p>
                </text:list-item>
                <text:list-item>
                  <text:p text:style-name="P72"><text:span text:style-name="T73">f<text:s/></text:span><text:span text:style-name="T74">contiene</text:span><text:span text:style-name="T75"><text:s/>c</text:span></text:p>
                </text:list-item>
              </text:list>
            </text:list-item>
          </text:list>
        </text:list-item>
        <text:list-item>
          <text:p text:style-name="P76"><text:span text:style-name="T77">Per ogni Voce<text:s/></text:span><text:span text:style-name="T78">v<text:s/></text:span><text:span text:style-name="T79">che<text:s/></text:span><text:span text:style-name="T80">fa riferimento alla</text:span><text:span text:style-name="T81"><text:s/></text:span><text:span text:style-name="T82">Procedura<text:s/></text:span><text:span text:style-name="T83">p</text:span><text:span text:style-name="T84"><text:s/>e<text:s/></text:span><text:span text:style-name="T85">Voce<text:s/></text:span><text:span text:style-name="T86">v<text:s/></text:span><text:span text:style-name="T87">appartiene<text:s/></text:span><text:span text:style-name="T88">a<text:s/></text:span><text:span text:style-name="T89">m<text:s/></text:span><text:span text:style-name="T90">è stata creata un'istanza<text:s/></text:span><text:span text:style-name="T91">c</text:span><text:span text:style-name="T92"><text:s/>di Compito tale che:</text:span></text:p>
          <text:list text:continue-numbering="true">
            <text:list-item>
              <text:p text:style-name="P93"><text:span text:style-name="T94">c<text:s/></text:span><text:span text:style-name="T95">consiste in</text:span><text:span text:style-name="T96"><text:s/></text:span><text:span text:style-name="T97">p</text:span></text:p>
            </text:list-item>
            <text:list-item>
              <text:p text:style-name="P98"><text:span text:style-name="T99">f</text:span><text:span text:style-name="T100"><text:s/></text:span><text:span text:style-name="T101">contiene</text:span><text:span text:style-name="T102"><text:s/></text:span><text:span text:style-name="T103">c<text:s/></text:span></text:p>
            </text:list-item>
          </text:list>
        </text:list-item>
        <text:list-item>
          <text:p text:style-name="P104"><text:span text:style-name="T105">ch<text:s/></text:span><text:span text:style-name="T106">è proprietario di</text:span><text:span text:style-name="T107"><text:s/>f</text:span></text:p>
        </text:list-item>
      </text:list>
      <text:p text:style-name="P108"/>
      <text:h text:style-name="P109" text:outline-level="2"><text:bookmark-start text:name="_i0fw2275jcwe"/><text:bookmark-end text:name="_i0fw2275jcwe"/><text:span text:style-name="T110">1a.1 consulta</text:span><text:span text:style-name="T111">Foglio(</text:span><text:span text:style-name="T112">foglio</text:span><text:span text:style-name="T113">: FoglioRiepilogativo)</text:span></text:h>
      <text:p text:style-name="P114"><text:span text:style-name="T115">Pre-condizioni:</text:span><text:span text:style-name="T116"><text:s/></text:span><text:span text:style-name="T117">---</text:span></text:p>
      <text:p text:style-name="P118"><text:span text:style-name="T119">Post-condizioni:</text:span><text:span text:style-name="T120"><text:s/></text:span><text:span text:style-name="T121">---</text:span></text:p>
      <text:p text:style-name="P122"/>
      <text:h text:style-name="P123" text:outline-level="2"><text:bookmark-start text:name="_3biaa4d80udc"/><text:bookmark-end text:name="_3biaa4d80udc"/><text:span text:style-name="T124">2.<text:s/></text:span><text:span text:style-name="T125">a</text:span><text:span text:style-name="T126">ggiungi</text:span><text:span text:style-name="T127">Compito(</text:span><text:span text:style-name="T128">procedura</text:span><text:span text:style-name="T129">: Procedura)</text:span></text:h>
      <text:p text:style-name="P130">Pre-condizioni:</text:p>
      <text:list text:style-name="LFO2" text:continue-numbering="true">
        <text:list-item>
          <text:p text:style-name="P131"><text:span text:style-name="T132"><text:s/></text:span><text:span text:style-name="T133">è in corso la<text:s/></text:span><text:span text:style-name="T134">definizione di un Foglio Riepilogativo<text:s/></text:span><text:span text:style-name="T135">f<text:s/></text:span><text:span text:style-name="T136">e<text:s/></text:span><text:span text:style-name="T137">ch</text:span><text:span text:style-name="T138"><text:s/>è proprietario di</text:span><text:span text:style-name="T139"><text:s/></text:span><text:span text:style-name="T140">f</text:span></text:p>
        </text:list-item>
      </text:list>
      <text:p text:style-name="P141"/>
      <text:p text:style-name="P142">Post-condizioni:<text:s/></text:p>
      <text:list text:style-name="LFO3" text:continue-numbering="true">
        <text:list-item>
          <text:p text:style-name="P143"><text:span text:style-name="T144">E’ stata creata una istanza<text:s/></text:span><text:span text:style-name="T145">c</text:span><text:span text:style-name="T146"><text:s/>di Compito</text:span></text:p>
        </text:list-item>
        <text:list-item>
          <text:p text:style-name="P147"><text:span text:style-name="T148">c</text:span><text:span text:style-name="T149"><text:s/></text:span><text:span text:style-name="T150">consiste in</text:span><text:span text:style-name="T151"><text:s/></text:span><text:span text:style-name="T152">procedura</text:span></text:p>
        </text:list-item>
        <text:list-item>
          <text:p text:style-name="P153"><text:span text:style-name="T154">f<text:s/></text:span><text:span text:style-name="T155">contiene</text:span><text:span text:style-name="T156"><text:s/></text:span><text:span text:style-name="T157">c</text:span></text:p>
        </text:list-item>
      </text:list>
      <text:p text:style-name="P158"/>
      <text:p text:style-name="P159"/>
      <text:h text:style-name="P160" text:outline-level="2"><text:bookmark-start text:name="_cu8tg2p7r833"/><text:bookmark-end text:name="_cu8tg2p7r833"/></text:h>
      <text:h text:style-name="P161" text:outline-level="2"><text:span text:style-name="T162">2a.1 elimina</text:span><text:span text:style-name="T163">Compito(</text:span><text:span text:style-name="T164">compito</text:span><text:span text:style-name="T165">: Compito)</text:span></text:h>
      <text:p text:style-name="P166"><text:span text:style-name="T167">Pre-condizioni:</text:span></text:p>
      <text:list text:style-name="LFO3" text:continue-numbering="true">
        <text:list-item>
          <text:p text:style-name="P168"><text:span text:style-name="T169">è in corso la definizione di un Foglio Riepilogativo<text:s/></text:span><text:span text:style-name="T170">f</text:span><text:span text:style-name="T171"><text:s/></text:span><text:span text:style-name="T172">e<text:s/></text:span><text:span text:style-name="T173">ch</text:span><text:span text:style-name="T174"><text:s/>è proprietario di</text:span><text:span text:style-name="T175"><text:s/></text:span><text:span text:style-name="T176">f</text:span></text:p>
        </text:list-item>
        <text:list-item>
          <text:p text:style-name="P177"><text:span text:style-name="T178">f<text:s/></text:span><text:span text:style-name="T179">contiene</text:span><text:span text:style-name="T180"><text:s/></text:span><text:span text:style-name="T181">compito</text:span></text:p>
        </text:list-item>
      </text:list>
      <text:p text:style-name="P182"/>
      <text:p text:style-name="P183">Post-condizioni:<text:s/></text:p>
      <text:list text:style-name="LFO3" text:continue-numbering="true">
        <text:list-item>
          <text:p text:style-name="P184"><text:span text:style-name="T185">[se<text:s/></text:span><text:span text:style-name="T186">f</text:span><text:span text:style-name="T187"><text:s/></text:span><text:span text:style-name="T188">contiene</text:span><text:span text:style-name="T189"><text:s/></text:span><text:span text:style-name="T190">compito</text:span><text:span text:style-name="T191">] l’istanza<text:s/></text:span><text:span text:style-name="T192">compito</text:span><text:span text:style-name="T193"><text:s/>viene eliminata</text:span></text:p>
        </text:list-item>
      </text:list>
      <text:p text:style-name="P194"/>
      <text:h text:style-name="P195" text:outline-level="2"><text:bookmark-start text:name="_m61kg47tcwk"/><text:bookmark-end text:name="_m61kg47tcwk"/>3.<text:s/>ordinaElencoCompiti(ordinamento)</text:h>
      <text:p text:style-name="P196">Pre-condizioni:</text:p>
      <text:list text:style-name="LFO3" text:continue-numbering="true">
        <text:list-item>
          <text:p text:style-name="P197"><text:span text:style-name="T198">è in corso la definizione di un Foglio Riepilogativo<text:s/></text:span><text:span text:style-name="T199">f</text:span><text:span text:style-name="T200"><text:s/></text:span><text:span text:style-name="T201">e<text:s/></text:span><text:span text:style-name="T202">ch</text:span><text:span text:style-name="T203"><text:s/>è proprietario di</text:span><text:span text:style-name="T204"><text:s/></text:span><text:span text:style-name="T205">f</text:span></text:p>
        </text:list-item>
      </text:list>
      <text:p text:style-name="P206">Post-condizioni:<text:s/></text:p>
      <text:list text:style-name="LFO3" text:continue-numbering="true">
        <text:list-item>
          <text:p text:style-name="P207"><text:span text:style-name="T208">l’associazione<text:s/></text:span><text:span text:style-name="T209">contiene<text:s/></text:span><text:span text:style-name="T210">fra</text:span><text:span text:style-name="T211"><text:s/>f<text:s/></text:span><text:span text:style-name="T212">e</text:span><text:span text:style-name="T213"><text:s/>c</text:span><text:span text:style-name="T214"><text:s/></text:span><text:span text:style-name="T215">è modificata in accordo con<text:s/></text:span><text:span text:style-name="T216">ordinamento</text:span></text:p>
        </text:list-item>
      </text:list>
      <text:p text:style-name="P217"/>
      <text:h text:style-name="P218" text:outline-level="2"><text:bookmark-start text:name="_38ancff3nneb"/><text:bookmark-end text:name="_38ancff3nneb"/>4. consultaTabellone()</text:h>
      <text:p text:style-name="P219"><text:span text:style-name="T220">Pre-condizioni:</text:span><text:span text:style-name="T221"><text:s/></text:span><text:span text:style-name="T222">---</text:span></text:p>
      <text:p text:style-name="P223"><text:span text:style-name="T224">Post-condizioni:</text:span><text:span text:style-name="T225"><text:s/></text:span><text:span text:style-name="T226">---</text:span></text:p>
      <text:p text:style-name="P227"/>
      <text:h text:style-name="P228" text:outline-level="2"><text:bookmark-start text:name="_xs1qj1izeoos"/><text:bookmark-end text:name="_xs1qj1izeoos"/><text:span text:style-name="T229">5. assegna</text:span><text:span text:style-name="T230">Compito(</text:span><text:span text:style-name="T231">compito</text:span><text:span text:style-name="T232">: Compito,<text:s/></text:span><text:span text:style-name="T233">turno</text:span><text:span text:style-name="T234">: Turno,<text:s/></text:span><text:span text:style-name="T235">cuoco?</text:span><text:span text:style-name="T236">: Cuoc</text:span><text:span text:style-name="T237">o,<text:s/></text:span><text:span text:style-name="T238">tempo?</text:span><text:span text:style-name="T239">: numero,<text:s/></text:span><text:span text:style-name="T240">porzioni?</text:span><text:span text:style-name="T241">: numero)</text:span></text:h>
      <text:p text:style-name="P242">Pre-condizioni:<text:s/></text:p>
      <text:list text:style-name="LFO3" text:continue-numbering="true">
        <text:list-item>
          <text:p text:style-name="P243"><text:span text:style-name="T244">è in corso la definizione di un Foglio Riepilogativo<text:s/></text:span><text:span text:style-name="T245">f</text:span><text:span text:style-name="T246"><text:s/></text:span><text:span text:style-name="T247">e<text:s/></text:span><text:span text:style-name="T248">ch</text:span><text:span text:style-name="T249"><text:s/>è proprietario di</text:span><text:span text:style-name="T250"><text:s/></text:span><text:span text:style-name="T251">f</text:span></text:p>
        </text:list-item>
        <text:list-item>
          <text:p text:style-name="P252"><text:span text:style-name="T253">f<text:s/></text:span><text:span text:style-name="T254">contiene</text:span><text:span text:style-name="T255"><text:s/></text:span><text:span text:style-name="T256">compito</text:span></text:p>
        </text:list-item>
      </text:list>
      <text:p text:style-name="P257"/>
      <text:p text:style-name="P258"><text:span text:style-name="T259">Post-condizioni:</text:span><text:span text:style-name="T260"><text:s/></text:span></text:p>
      <text:list text:style-name="LFO5" text:continue-numbering="true">
        <text:list-item>
          <text:p text:style-name="P261"><text:span text:style-name="T262">Se<text:s/></text:span><text:span text:style-name="T263">turno</text:span><text:span text:style-name="T264"><text:s/>non è nel passato:</text:span></text:p>
        </text:list-item>
      </text:list>
      <text:list text:style-name="LFO6" text:continue-numbering="true">
        <text:list-item>
          <text:p text:style-name="P265"><text:span text:style-name="T266">compito</text:span><text:span text:style-name="T267"><text:s/>è<text:s/></text:span><text:span text:style-name="T268">svolto in</text:span><text:span text:style-name="T269"><text:s/></text:span><text:span text:style-name="T270">turno</text:span></text:p>
        </text:list-item>
        <text:list-item>
          <text:p text:style-name="P271"><text:span text:style-name="T272">[Se<text:s/></text:span><text:span text:style-name="T273">cuoco</text:span><text:span text:style-name="T274"><text:s/>è definito</text:span><text:span text:style-name="T275"><text:s/>e<text:s/></text:span><text:span text:style-name="T276">cuoco</text:span><text:span text:style-name="T277"><text:s/></text:span><text:span text:style-name="T278">lavora in</text:span><text:span text:style-name="T279"><text:s/></text:span><text:span text:style-name="T280">turno</text:span><text:span text:style-name="T281">]<text:s/></text:span><text:span text:style-name="T282">c</text:span><text:span text:style-name="T283">ompito</text:span><text:span text:style-name="T284"><text:s/>è<text:s/></text:span><text:span text:style-name="T285">eseguito da</text:span><text:span text:style-name="T286"><text:s/></text:span><text:span text:style-name="T287">cuoco</text:span></text:p>
        </text:list-item>
        <text:list-item>
          <text:p text:style-name="P288"><text:span text:style-name="T289">[Se<text:s/></text:span><text:span text:style-name="T290">tempo</text:span><text:span text:style-name="T291"><text:s/>è<text:s/></text:span><text:span text:style-name="T292">definito]<text:s/></text:span><text:span text:style-name="T293">compito.</text:span><text:span text:style-name="T294">tempo</text:span><text:span text:style-name="T295"><text:s/>=<text:s/></text:span><text:span text:style-name="T296">tempo</text:span></text:p>
        </text:list-item>
        <text:list-item>
          <text:p text:style-name="P297"><text:span text:style-name="T298">[Se<text:s/></text:span><text:span text:style-name="T299">porzioni</text:span><text:span text:style-name="T300"><text:s/>è definito]<text:s/></text:span><text:span text:style-name="T301">compito</text:span><text:span text:style-name="T302">.porzioni</text:span><text:span text:style-name="T303"><text:s/>=<text:s/></text:span><text:span text:style-name="T304">porzioni</text:span></text:p>
        </text:list-item>
        <text:list-item>
          <text:p text:style-name="P305"><text:span text:style-name="T306">t</text:span><text:span text:style-name="T307">ab</text:span><text:span text:style-name="T308"><text:s/></text:span><text:span text:style-name="T309">contiene</text:span><text:span text:style-name="T310"><text:s/></text:span><text:span text:style-name="T311">turno</text:span></text:p>
        </text:list-item>
      </text:list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h text:style-name="P323" text:outline-level="2"><text:bookmark-start text:name="_kidsvqjiwrd9"/><text:bookmark-end text:name="_kidsvqjiwrd9"/><text:span text:style-name="T324">5a.1</text:span><text:span text:style-name="T325"><text:s/>modifica</text:span><text:span text:style-name="T326">Assegnamento(</text:span><text:span text:style-name="T327">compito</text:span><text:span text:style-name="T328">: Compito,<text:s/></text:span><text:span text:style-name="T329">nuovoTurno</text:span><text:span text:style-name="T330">: Turno,</text:span><text:span text:style-name="T331"><text:s/></text:span><text:span text:style-name="T332">nuovoCuoco</text:span><text:span text:style-name="T333">?</text:span><text:span text:style-name="T334">: Cuoco,<text:s/></text:span><text:span text:style-name="T335"><text:s/></text:span><text:span text:style-name="T336">tempo?</text:span><text:span text:style-name="T337">: numero,<text:s/></text:span><text:span text:style-name="T338">porzioni?</text:span><text:span text:style-name="T339">: numero)</text:span></text:h>
      <text:p text:style-name="P340">Pre-condizioni:<text:s/></text:p>
      <text:list text:style-name="LFO7" text:continue-numbering="true">
        <text:list-item>
          <text:p text:style-name="P341"><text:span text:style-name="T342">è in corso la definizione di un Fo</text:span><text:span text:style-name="T343">glio Riepilogativo<text:s/></text:span><text:span text:style-name="T344">f</text:span><text:span text:style-name="T345"><text:s/></text:span><text:span text:style-name="T346">e<text:s/></text:span><text:span text:style-name="T347">ch</text:span><text:span text:style-name="T348"><text:s/>è proprietario di</text:span><text:span text:style-name="T349"><text:s/></text:span><text:span text:style-name="T350">f</text:span></text:p>
        </text:list-item>
        <text:list-item>
          <text:p text:style-name="P351"><text:span text:style-name="T352">f<text:s/></text:span><text:span text:style-name="T353">contiene</text:span><text:span text:style-name="T354"><text:s/></text:span><text:span text:style-name="T355">compito</text:span></text:p>
        </text:list-item>
        <text:list-item>
          <text:p text:style-name="P356"><text:span text:style-name="T357">esiste un Turno<text:s/></text:span><text:span text:style-name="T358">t</text:span><text:span text:style-name="T359"><text:s/>tale che</text:span><text:span text:style-name="T360"><text:s/></text:span><text:span text:style-name="T361">t<text:s/></text:span><text:span text:style-name="T362">non è nel passato e</text:span><text:span text:style-name="T363"><text:s/></text:span><text:span text:style-name="T364">compito</text:span><text:span text:style-name="T365"><text:s/></text:span><text:span text:style-name="T366">è<text:s/></text:span><text:span text:style-name="T367">svolto in</text:span><text:span text:style-name="T368"><text:s/></text:span><text:span text:style-name="T369">t</text:span></text:p>
        </text:list-item>
        <text:list-item>
          <text:p text:style-name="P370"><text:span text:style-name="T371">tab</text:span><text:span text:style-name="T372"><text:s/></text:span><text:span text:style-name="T373">contiene</text:span><text:span text:style-name="T374"><text:s/>t</text:span></text:p>
        </text:list-item>
        <text:list-item>
          <text:p text:style-name="P375"><text:span text:style-name="T376">l’istanza</text:span><text:span text:style-name="T377"><text:s/>nuovoTurno<text:s/></text:span><text:span text:style-name="T378">è diversa da</text:span><text:span text:style-name="T379"><text:s/>t</text:span></text:p>
        </text:list-item>
        <text:list-item>
          <text:p text:style-name="P380"><text:span text:style-name="T381">[se<text:s/></text:span><text:span text:style-name="T382">nuovoCuoco</text:span><text:span text:style-name="T383"><text:s/>è<text:s/></text:span><text:span text:style-name="T384">definito</text:span><text:span text:style-name="T385">]</text:span><text:span text:style-name="T386"><text:s/></text:span><text:span text:style-name="T387">nuovoCuoco</text:span><text:span text:style-name="T388"><text:s/></text:span><text:span text:style-name="T389">lavora in</text:span><text:span text:style-name="T390"><text:s/></text:span><text:span text:style-name="T391">nuovoTurno</text:span></text:p>
        </text:list-item>
      </text:list>
      <text:p text:style-name="P392">Post-condizioni:</text:p>
      <text:list text:style-name="LFO7" text:continue-numbering="true">
        <text:list-item>
          <text:p text:style-name="P393"><text:span text:style-name="T394">Se</text:span><text:span text:style-name="T395"><text:s/></text:span><text:span text:style-name="T396">nuovoTurno</text:span><text:span text:style-name="T397"><text:s/>non è nel passato:</text:span></text:p>
          <text:list text:continue-numbering="true">
            <text:list-item>
              <text:p text:style-name="P398"><text:span text:style-name="T399">[se esiste un Cuoco<text:s/></text:span><text:span text:style-name="T400">c</text:span><text:span text:style-name="T401"><text:s/>tale che<text:s/></text:span><text:span text:style-name="T402">compito</text:span><text:span text:style-name="T403"><text:s/></text:span><text:span text:style-name="T404">è eseguito da</text:span><text:span text:style-name="T405"><text:s/></text:span><text:span text:style-name="T406">c</text:span><text:span text:style-name="T407">] l</text:span><text:span text:style-name="T408">’associazione<text:s/></text:span><text:span text:style-name="T409">eseguito da</text:span><text:span text:style-name="T410"><text:s/>tra<text:s/></text:span><text:span text:style-name="T411">compito</text:span><text:span text:style-name="T412"><text:s/>e<text:s/></text:span><text:span text:style-name="T413">c</text:span><text:span text:style-name="T414"><text:s/>viene eliminata</text:span></text:p>
            </text:list-item>
            <text:list-item>
              <text:p text:style-name="P415"><text:span text:style-name="T416">L’associazione<text:s/></text:span><text:span text:style-name="T417">svolto in</text:span><text:span text:style-name="T418"><text:s/>tra<text:s/></text:span><text:span text:style-name="T419">t</text:span><text:span text:style-name="T420"><text:s/>e<text:s/></text:span><text:span text:style-name="T421">compito</text:span><text:span text:style-name="T422"><text:s/>è eliminata</text:span></text:p>
            </text:list-item>
            <text:list-item>
              <text:p text:style-name="P423"><text:span text:style-name="T424">[se non esiste alcun Compito<text:s/></text:span><text:span text:style-name="T425">cmp</text:span><text:span text:style-name="T426"><text:s/>tale che<text:s/></text:span><text:span text:style-name="T427">cmp</text:span><text:span text:style-name="T428"><text:s/></text:span><text:span text:style-name="T429">è svolto in<text:s/></text:span><text:span text:style-name="T430">t</text:span><text:span text:style-name="T431">] l’associazione<text:s/></text:span><text:span text:style-name="T432">contiene</text:span><text:span text:style-name="T433"><text:s/>tra<text:s/></text:span><text:span text:style-name="T434">tab</text:span><text:span text:style-name="T435"><text:s/>e</text:span><text:span text:style-name="T436"><text:s/>t</text:span><text:span text:style-name="T437"><text:s/>viene eliminata</text:span></text:p>
            </text:list-item>
            <text:list-item>
              <text:p text:style-name="P438"><text:span text:style-name="T439">[se non esiste alcun Compito<text:s/></text:span><text:span text:style-name="T440">cmp_i</text:span><text:span text:style-name="T441"><text:s/>tale che<text:s/></text:span><text:span text:style-name="T442">cmp_i</text:span><text:span text:style-name="T443"><text:s/></text:span><text:span text:style-name="T444">è svolto in</text:span><text:span text:style-name="T445"><text:s/></text:span><text:span text:style-name="T446">nuovoTurno</text:span><text:span text:style-name="T447"><text:s/>]<text:s/></text:span><text:span text:style-name="T448">tab</text:span><text:span text:style-name="T449"><text:s/></text:span><text:span text:style-name="T450">contiene</text:span><text:span text:style-name="T451"><text:s/></text:span><text:span text:style-name="T452">nuovoTurno</text:span></text:p>
            </text:list-item>
            <text:list-item>
              <text:p text:style-name="P453"><text:span text:style-name="T454">c</text:span><text:span text:style-name="T455">ompito</text:span><text:span text:style-name="T456"><text:s/>è svolto in<text:s/></text:span><text:span text:style-name="T457">nuovoTurno</text:span></text:p>
            </text:list-item>
            <text:list-item>
              <text:p text:style-name="P458"><text:span text:style-name="T459">[se</text:span><text:span text:style-name="T460"><text:s/>nuovoCuoco</text:span><text:span text:style-name="T461"><text:s/>è<text:s/></text:span><text:span text:style-name="T462">definito</text:span><text:span text:style-name="T463">]<text:s/></text:span><text:span text:style-name="T464">compito</text:span><text:span text:style-name="T465"><text:s/>è eseguito da</text:span><text:span text:style-name="T466"><text:s/>nuovoCuoco</text:span></text:p>
            </text:list-item>
            <text:list-item>
              <text:p text:style-name="P467"><text:span text:style-name="T468">[</text:span><text:span text:style-name="T469">s</text:span><text:span text:style-name="T470">e<text:s/></text:span><text:span text:style-name="T471">tempo</text:span><text:span text:style-name="T472"><text:s/>è definito]<text:s/></text:span><text:span text:style-name="T473">compito.tempo</text:span><text:span text:style-name="T474"><text:s/>=<text:s/></text:span><text:span text:style-name="T475">tempo</text:span></text:p>
            </text:list-item>
            <text:list-item>
              <text:p text:style-name="P476"><text:span text:style-name="T477">[</text:span><text:span text:style-name="T478">s</text:span><text:span text:style-name="T479">e<text:s/></text:span><text:span text:style-name="T480">porzioni</text:span><text:span text:style-name="T481"><text:s/>è definito]<text:s/></text:span><text:span text:style-name="T482">compito.porzioni</text:span><text:span text:style-name="T483"><text:s/>=<text:s/></text:span><text:span text:style-name="T484">porzioni</text:span></text:p>
            </text:list-item>
          </text:list>
        </text:list-item>
      </text:list>
      <text:p text:style-name="P485"/>
      <text:h text:style-name="P486" text:outline-level="2"><text:bookmark-start text:name="_tucehhpvagua"/><text:bookmark-end text:name="_tucehhpvagua"/><text:span text:style-name="T487">5b.1 elimina</text:span><text:span text:style-name="T488">Assegnamento(</text:span><text:span text:style-name="T489">comp</text:span><text:span text:style-name="T490">ito</text:span><text:span text:style-name="T491">: Compito</text:span><text:span text:style-name="T492">)</text:span></text:h>
      <text:p text:style-name="P493"><text:span text:style-name="T494">P</text:span><text:span text:style-name="T495">re-condizioni:</text:span><text:span text:style-name="T496"><text:s/></text:span></text:p>
      <text:list text:style-name="LFO7" text:continue-numbering="true">
        <text:list-item>
          <text:p text:style-name="P497"><text:span text:style-name="T498">È</text:span><text:span text:style-name="T499"><text:s/>in corso la definizione di un Foglio Riepilogativo<text:s/></text:span><text:span text:style-name="T500">f</text:span><text:span text:style-name="T501"><text:s/></text:span><text:span text:style-name="T502">e<text:s/></text:span><text:span text:style-name="T503">ch</text:span><text:span text:style-name="T504"><text:s/>è proprietario di</text:span><text:span text:style-name="T505"><text:s/></text:span><text:span text:style-name="T506">f</text:span></text:p>
        </text:list-item>
        <text:list-item>
          <text:p text:style-name="P507"><text:span text:style-name="T508">f<text:s/></text:span><text:span text:style-name="T509">contiene</text:span><text:span text:style-name="T510"><text:s/></text:span><text:span text:style-name="T511">compito</text:span></text:p>
        </text:list-item>
        <text:list-item>
          <text:p text:style-name="P512"><text:span text:style-name="T513">Esiste un Turno<text:s/></text:span><text:span text:style-name="T514">t</text:span><text:span text:style-name="T515"><text:s/>tale che<text:s/></text:span><text:span text:style-name="T516">compito</text:span><text:span text:style-name="T517"><text:s/></text:span><text:span text:style-name="T518">è svolto in</text:span><text:span text:style-name="T519"><text:s/></text:span><text:span text:style-name="T520">t</text:span></text:p>
        </text:list-item>
        <text:list-item>
          <text:p text:style-name="P521"><text:span text:style-name="T522">tab</text:span><text:span text:style-name="T523"><text:s/></text:span><text:span text:style-name="T524">contiene</text:span><text:span text:style-name="T525"><text:s/></text:span><text:span text:style-name="T526">t</text:span></text:p>
        </text:list-item>
      </text:list>
      <text:p text:style-name="P527"/>
      <text:p text:style-name="P528"><text:span text:style-name="T529">Post-condizioni:</text:span><text:span text:style-name="T530"><text:s/></text:span></text:p>
      <text:list text:style-name="LFO4" text:continue-numbering="true">
        <text:list-item>
          <text:p text:style-name="P531"><text:span text:style-name="T532">l’associazione<text:s/></text:span><text:span text:style-name="T533">svolto in</text:span><text:span text:style-name="T534"><text:s/>tra<text:s/></text:span><text:span text:style-name="T535">t</text:span><text:span text:style-name="T536"><text:s/>e<text:s/></text:span><text:span text:style-name="T537">compito</text:span><text:span text:style-name="T538"><text:s/>è eliminata</text:span></text:p>
        </text:list-item>
        <text:list-item>
          <text:p text:style-name="P539"><text:span text:style-name="T540">[s</text:span><text:span text:style-name="T541">e esiste un Cuoco<text:s/></text:span><text:span text:style-name="T542">c</text:span><text:span text:style-name="T543"><text:s/>tale che<text:s/></text:span><text:span text:style-name="T544">compito</text:span><text:span text:style-name="T545"><text:s/>è<text:s/></text:span><text:span text:style-name="T546">eseguito da</text:span><text:span text:style-name="T547"><text:s/></text:span><text:span text:style-name="T548">c</text:span><text:span text:style-name="T549">]</text:span><text:span text:style-name="T550"><text:s/>l’associazione<text:s/></text:span><text:span text:style-name="T551">eseguito da</text:span><text:span text:style-name="T552"><text:s/>tra<text:s/></text:span><text:span text:style-name="T553">c</text:span><text:span text:style-name="T554"><text:s/>e<text:s/></text:span><text:span text:style-name="T555">compito</text:span><text:span text:style-name="T556"><text:s/>è eliminata</text:span></text:p>
        </text:list-item>
        <text:list-item>
          <text:p text:style-name="P557"><text:span text:style-name="T558">[se non esiste alcun Compito<text:s/></text:span><text:span text:style-name="T559">cmp</text:span><text:span text:style-name="T560"><text:s/>tale che<text:s/></text:span><text:span text:style-name="T561">cmp</text:span><text:span text:style-name="T562"><text:s/></text:span><text:span text:style-name="T563">è svolto in<text:s/></text:span><text:span text:style-name="T564">t</text:span><text:span text:style-name="T565">] l’associazione<text:s/></text:span><text:span text:style-name="T566">contiene</text:span><text:span text:style-name="T567"><text:s/>tra<text:s/></text:span><text:span text:style-name="T568">tab</text:span><text:span text:style-name="T569"><text:s/>e</text:span><text:span text:style-name="T570"><text:s/>t</text:span><text:span text:style-name="T571"><text:s/>viene eliminata</text:span></text:p>
        </text:list-item>
      </text:list>
      <text:soft-page-break/>
      <text:h text:style-name="P572" text:outline-level="2"><text:span text:style-name="T573">5c.1 aggiungi Specifica (</text:span><text:span text:style-name="T574">compito</text:span><text:span text:style-name="T575">: Compito,<text:s/></text:span><text:span text:style-name="T576">cuoco?</text:span><text:span text:style-name="T577">: Cuoco,<text:s/></text:span><text:span text:style-name="T578">tempo?</text:span><text:span text:style-name="T579">: numero,<text:s/></text:span><text:span text:style-name="T580">porzioni?</text:span><text:span text:style-name="T581">: numero)</text:span></text:h>
      <text:p text:style-name="P582"><text:span text:style-name="T583">Pre-condizioni:</text:span><text:span text:style-name="T584"><text:s/></text:span></text:p>
      <text:list text:style-name="LFO7" text:continue-numbering="true">
        <text:list-item>
          <text:p text:style-name="P585"><text:span text:style-name="T586">è in corso la definizione di un Foglio Riepilogativo<text:s/></text:span><text:span text:style-name="T587">f</text:span><text:span text:style-name="T588"><text:s/></text:span><text:span text:style-name="T589">e<text:s/></text:span><text:span text:style-name="T590">ch</text:span><text:span text:style-name="T591"><text:s/>è proprietario di</text:span><text:span text:style-name="T592"><text:s/></text:span><text:span text:style-name="T593">f</text:span></text:p>
        </text:list-item>
        <text:list-item>
          <text:p text:style-name="P594"><text:span text:style-name="T595">f<text:s/></text:span><text:span text:style-name="T596">contiene</text:span><text:span text:style-name="T597"><text:s/></text:span><text:span text:style-name="T598">compito</text:span></text:p>
        </text:list-item>
        <text:list-item>
          <text:p text:style-name="P599"><text:span text:style-name="T600">[se<text:s/></text:span><text:span text:style-name="T601">cuoco</text:span><text:span text:style-name="T602"><text:s/>è de</text:span><text:span text:style-name="T603">fi</text:span><text:span text:style-name="T604">nito]</text:span><text:span text:style-name="T605"><text:s/></text:span><text:span text:style-name="T606">esiste un</text:span><text:span text:style-name="T607"><text:s/></text:span><text:span text:style-name="T608">Turno</text:span><text:span text:style-name="T609"><text:s/>t<text:s/></text:span><text:span text:style-name="T610">tale che</text:span><text:span text:style-name="T611"><text:s/></text:span><text:span text:style-name="T612">compito</text:span><text:span text:style-name="T613"><text:s/></text:span><text:span text:style-name="T614">è svolto in</text:span><text:span text:style-name="T615"><text:s/>t<text:s/></text:span><text:span text:style-name="T616">e</text:span><text:span text:style-name="T617"><text:s/></text:span><text:span text:style-name="T618">cuoco</text:span><text:span text:style-name="T619"><text:s/></text:span><text:span text:style-name="T620">lavora in<text:s/></text:span><text:span text:style-name="T621">t</text:span></text:p>
        </text:list-item>
      </text:list>
      <text:p text:style-name="P622"/>
      <text:p text:style-name="P623">Post-condizioni:</text:p>
      <text:list text:style-name="LFO10" text:continue-numbering="true">
        <text:list-item>
          <text:p text:style-name="P624"><text:span text:style-name="T625">[</text:span><text:span text:style-name="T626">se<text:s/></text:span><text:span text:style-name="T627">cuoco</text:span><text:span text:style-name="T628"><text:s/>è definito</text:span><text:span text:style-name="T629">]</text:span><text:span text:style-name="T630"><text:s/></text:span><text:span text:style-name="T631">compito</text:span><text:span text:style-name="T632"><text:s/></text:span><text:span text:style-name="T633">è eseguito da</text:span><text:span text:style-name="T634"><text:s/></text:span><text:span text:style-name="T635">cuoco</text:span></text:p>
        </text:list-item>
        <text:list-item>
          <text:p text:style-name="P636"><text:span text:style-name="T637">[</text:span><text:span text:style-name="T638">Se<text:s/></text:span><text:span text:style-name="T639">tempo</text:span><text:span text:style-name="T640"><text:s/>è definito]<text:s/></text:span><text:span text:style-name="T641">compito.</text:span><text:span text:style-name="T642">tempo =<text:s/></text:span><text:span text:style-name="T643">tempo</text:span></text:p>
        </text:list-item>
        <text:list-item>
          <text:p text:style-name="P644"><text:span text:style-name="T645">[Se<text:s/></text:span><text:span text:style-name="T646">porzioni</text:span><text:span text:style-name="T647"><text:s/>è definito]<text:s/></text:span><text:span text:style-name="T648">compito</text:span><text:span text:style-name="T649">.porzioni =<text:s/></text:span><text:span text:style-name="T650">porzion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15%" fo:background-color="transparent" style:tab-stop-distance="0.5in"/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2222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Normale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style style:name="WW_CharLFO11LVL1" style:family="text">
      <style:text-properties style:font-name="Georgia" style:font-name-asian="Georgia" style:font-name-complex="Georgia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9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9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9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9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9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9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9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9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68in" fo:margin-left="0.5902in" fo:margin-bottom="0.786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6-12T07:41:00Z</meta:creation-date>
    <dc:date>2021-06-12T10:11:00Z</dc:date>
    <meta:template xlink:href="Normal.dotm" xlink:type="simple"/>
    <meta:editing-cycles>4</meta:editing-cycles>
    <meta:editing-duration>PT6480S</meta:editing-duration>
    <meta:document-statistic meta:page-count="4" meta:paragraph-count="8" meta:word-count="610" meta:character-count="4083" meta:row-count="29" meta:non-whitespace-character-count="3481"/>
  </office:meta>
</office:document-meta>
</file>